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2.3736in" style:rel-column-width="22462*"/>
    </style:style>
    <style:style style:name="Table2.B" style:family="table-column">
      <style:table-column-properties style:column-width="4.5514in" style:rel-column-width="4307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24a891"/>
    </style:style>
    <style:style style:name="P2" style:family="paragraph" style:parent-style-name="Heading_20_2">
      <style:text-properties officeooo:paragraph-rsid="0024a891"/>
    </style:style>
    <style:style style:name="P3" style:family="paragraph" style:parent-style-name="Standard">
      <style:text-properties officeooo:rsid="0035e139" officeooo:paragraph-rsid="0035e139"/>
    </style:style>
    <style:style style:name="P4" style:family="paragraph" style:parent-style-name="Standard">
      <style:text-properties officeooo:rsid="0001434d" officeooo:paragraph-rsid="0001434d"/>
    </style:style>
    <style:style style:name="P5" style:family="paragraph" style:parent-style-name="Standard">
      <style:text-properties officeooo:rsid="000b81c5" officeooo:paragraph-rsid="000b81c5"/>
    </style:style>
    <style:style style:name="P6" style:family="paragraph" style:parent-style-name="Heading_20_1">
      <style:text-properties officeooo:rsid="00094978" officeooo:paragraph-rsid="00154ec0"/>
    </style:style>
    <style:style style:name="P7" style:family="paragraph" style:parent-style-name="Standard">
      <style:text-properties officeooo:rsid="00169a16" officeooo:paragraph-rsid="00169a16"/>
    </style:style>
    <style:style style:name="P8" style:family="paragraph" style:parent-style-name="Heading_20_1">
      <style:text-properties officeooo:paragraph-rsid="00154ec0"/>
    </style:style>
    <style:style style:name="P9" style:family="paragraph" style:parent-style-name="Standard" style:list-style-name="L1"/>
    <style:style style:name="P10" style:family="paragraph" style:parent-style-name="Standard">
      <style:text-properties officeooo:paragraph-rsid="00169a16"/>
    </style:style>
    <style:style style:name="P1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2" style:family="paragraph" style:parent-style-name="Header">
      <style:text-properties fo:language="zxx" fo:country="none" style:language-asian="zxx" style:country-asian="none"/>
    </style:style>
    <style:style style:name="P13" style:family="paragraph" style:parent-style-name="Header">
      <style:paragraph-properties style:snap-to-layout-grid="false"/>
    </style:style>
    <style:style style:name="P1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5"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2.8437in"/>
        </style:tab-stops>
      </style:paragraph-properties>
    </style:style>
    <style:style style:name="P19" style:family="paragraph" style:parent-style-name="Standard">
      <style:text-properties officeooo:rsid="0001434d" officeooo:paragraph-rsid="0001434d"/>
    </style:style>
    <style:style style:name="P20" style:family="paragraph" style:parent-style-name="Standard">
      <style:text-properties officeooo:rsid="000b81c5" officeooo:paragraph-rsid="000b81c5"/>
    </style:style>
    <style:style style:name="P21" style:family="paragraph" style:parent-style-name="Standard">
      <style:text-properties officeooo:rsid="0008a2af" officeooo:paragraph-rsid="0008a2af"/>
    </style:style>
    <style:style style:name="P22" style:family="paragraph" style:parent-style-name="Standard">
      <style:text-properties officeooo:rsid="00094978" officeooo:paragraph-rsid="00094978"/>
    </style:style>
    <style:style style:name="P23" style:family="paragraph" style:parent-style-name="Standard">
      <style:text-properties officeooo:rsid="000d544b" officeooo:paragraph-rsid="000d544b"/>
    </style:style>
    <style:style style:name="P24" style:family="paragraph" style:parent-style-name="Standard">
      <style:text-properties officeooo:rsid="0012dcea" officeooo:paragraph-rsid="0012dcea"/>
    </style:style>
    <style:style style:name="P25" style:family="paragraph" style:parent-style-name="Standard">
      <style:text-properties officeooo:rsid="00149b90" officeooo:paragraph-rsid="00149b90"/>
    </style:style>
    <style:style style:name="P26" style:family="paragraph" style:parent-style-name="Standard">
      <style:text-properties officeooo:rsid="00169a16" officeooo:paragraph-rsid="00169a16"/>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Standard">
      <style:paragraph-properties fo:break-before="page"/>
    </style:style>
    <style:style style:name="P29" style:family="paragraph" style:parent-style-name="Table_20_Contents">
      <style:text-properties style:font-name="Courier 10 Pitch" fo:font-size="9pt" style:font-size-asian="9pt" style:font-size-complex="9pt"/>
    </style:style>
    <style:style style:name="P30" style:family="paragraph" style:parent-style-name="Standard" style:list-style-name="L4">
      <style:text-properties officeooo:paragraph-rsid="0008a2af"/>
    </style:style>
    <style:style style:name="P31" style:family="paragraph" style:parent-style-name="Standard" style:list-style-name="L4">
      <style:text-properties officeooo:rsid="0008a2af" officeooo:paragraph-rsid="0008a2af"/>
    </style:style>
    <style:style style:name="P32" style:family="paragraph" style:parent-style-name="Standard" style:list-style-name="L5">
      <style:text-properties officeooo:rsid="0001434d" officeooo:paragraph-rsid="0001434d"/>
    </style:style>
    <style:style style:name="P33" style:family="paragraph" style:parent-style-name="Standard">
      <style:text-properties officeooo:rsid="0001434d" officeooo:paragraph-rsid="0001434d"/>
    </style:style>
    <style:style style:name="P34" style:family="paragraph" style:parent-style-name="Standard">
      <style:text-properties officeooo:rsid="000d544b" officeooo:paragraph-rsid="000d544b"/>
    </style:style>
    <style:style style:name="P35" style:family="paragraph" style:parent-style-name="Standard">
      <style:text-properties officeooo:rsid="000d544b" officeooo:paragraph-rsid="003d469f"/>
    </style:style>
    <style:style style:name="P36" style:family="paragraph" style:parent-style-name="Standard" style:list-style-name="L7">
      <style:text-properties officeooo:rsid="00169a16" officeooo:paragraph-rsid="00169a16"/>
    </style:style>
    <style:style style:name="P37" style:family="paragraph" style:parent-style-name="Standard">
      <style:text-properties officeooo:rsid="00169a16" officeooo:paragraph-rsid="00169a16"/>
    </style:style>
    <style:style style:name="P38" style:family="paragraph" style:parent-style-name="Standard" style:list-style-name="L1"/>
    <style:style style:name="P39" style:family="paragraph" style:parent-style-name="Standard">
      <style:text-properties officeooo:rsid="0018df57" officeooo:paragraph-rsid="001aa9c5"/>
    </style:style>
    <style:style style:name="P40" style:family="paragraph" style:parent-style-name="Standard">
      <style:text-properties officeooo:rsid="000b81c5" officeooo:paragraph-rsid="000b81c5"/>
    </style:style>
    <style:style style:name="P41" style:family="paragraph" style:parent-style-name="Standard">
      <style:text-properties officeooo:rsid="000b81c5" officeooo:paragraph-rsid="003d469f"/>
    </style:style>
    <style:style style:name="P42" style:family="paragraph" style:parent-style-name="Standard">
      <style:text-properties officeooo:rsid="001aa9c5" officeooo:paragraph-rsid="001aa9c5"/>
    </style:style>
    <style:style style:name="P43" style:family="paragraph" style:parent-style-name="Standard" style:list-style-name="L8">
      <style:text-properties officeooo:rsid="001aa9c5" officeooo:paragraph-rsid="001aa9c5"/>
    </style:style>
    <style:style style:name="P44" style:family="paragraph" style:parent-style-name="Standard" style:list-style-name="L8">
      <style:text-properties officeooo:rsid="001c2dc5" officeooo:paragraph-rsid="001c2dc5"/>
    </style:style>
    <style:style style:name="P45" style:family="paragraph" style:parent-style-name="Standard" style:list-style-name="L8">
      <style:text-properties officeooo:rsid="001cc265" officeooo:paragraph-rsid="001cc265"/>
    </style:style>
    <style:style style:name="P46" style:family="paragraph" style:parent-style-name="Standard" style:list-style-name="L8">
      <style:text-properties officeooo:rsid="001f48f5" officeooo:paragraph-rsid="001f48f5"/>
    </style:style>
    <style:style style:name="P47" style:family="paragraph" style:parent-style-name="Standard">
      <style:text-properties officeooo:rsid="001f48f5" officeooo:paragraph-rsid="001f48f5"/>
    </style:style>
    <style:style style:name="P48" style:family="paragraph" style:parent-style-name="Standard">
      <style:text-properties officeooo:rsid="0023d645" officeooo:paragraph-rsid="0023d645"/>
    </style:style>
    <style:style style:name="P49" style:family="paragraph" style:parent-style-name="Standard">
      <style:text-properties officeooo:paragraph-rsid="0024a891"/>
    </style:style>
    <style:style style:name="P50" style:family="paragraph" style:parent-style-name="Standard">
      <style:text-properties officeooo:rsid="0026613c" officeooo:paragraph-rsid="0026613c"/>
    </style:style>
    <style:style style:name="P51" style:family="paragraph" style:parent-style-name="Standard">
      <style:text-properties officeooo:rsid="002868ba" officeooo:paragraph-rsid="002868ba"/>
    </style:style>
    <style:style style:name="P52" style:family="paragraph" style:parent-style-name="Standard">
      <style:text-properties officeooo:rsid="002d2839" officeooo:paragraph-rsid="002d29c2"/>
    </style:style>
    <style:style style:name="P53" style:family="paragraph" style:parent-style-name="Standard">
      <style:text-properties officeooo:rsid="00308a80" officeooo:paragraph-rsid="00308a80"/>
    </style:style>
    <style:style style:name="P54" style:family="paragraph" style:parent-style-name="Standard" style:list-style-name="L10">
      <style:text-properties officeooo:rsid="00308a80" officeooo:paragraph-rsid="00327fc2"/>
    </style:style>
    <style:style style:name="P55" style:family="paragraph" style:parent-style-name="Standard" style:list-style-name="L10">
      <style:text-properties officeooo:rsid="00327fc2" officeooo:paragraph-rsid="00327fc2"/>
    </style:style>
    <style:style style:name="P56" style:family="paragraph" style:parent-style-name="Standard">
      <style:text-properties officeooo:rsid="00344f25" officeooo:paragraph-rsid="00344f25"/>
    </style:style>
    <style:style style:name="P57" style:family="paragraph" style:parent-style-name="Standard">
      <style:text-properties officeooo:rsid="00344f25" officeooo:paragraph-rsid="003d469f"/>
    </style:style>
    <style:style style:name="P58" style:family="paragraph" style:parent-style-name="Standard">
      <style:text-properties officeooo:rsid="000de4ff" officeooo:paragraph-rsid="003d469f"/>
    </style:style>
    <style:style style:name="P59" style:family="paragraph" style:parent-style-name="Standard">
      <style:text-properties officeooo:rsid="0035c68e" officeooo:paragraph-rsid="003d469f"/>
    </style:style>
    <style:style style:name="P60" style:family="paragraph" style:parent-style-name="Standard">
      <style:text-properties officeooo:paragraph-rsid="00169a16"/>
    </style:style>
    <style:style style:name="P61" style:family="paragraph" style:parent-style-name="Standard">
      <style:text-properties officeooo:rsid="0035e139" officeooo:paragraph-rsid="0035e139"/>
    </style:style>
    <style:style style:name="P62" style:family="paragraph" style:parent-style-name="Standard">
      <style:text-properties officeooo:rsid="00096f0d" officeooo:paragraph-rsid="003d469f"/>
    </style:style>
    <style:style style:name="P63" style:family="paragraph" style:parent-style-name="Standard">
      <style:text-properties officeooo:rsid="000a0367" officeooo:paragraph-rsid="003d469f"/>
    </style:style>
    <style:style style:name="P64" style:family="paragraph" style:parent-style-name="Standard">
      <style:text-properties officeooo:rsid="000acb7f" officeooo:paragraph-rsid="003d469f"/>
    </style:style>
    <style:style style:name="P65" style:family="paragraph" style:parent-style-name="Standard" style:list-style-name="L6">
      <style:paragraph-properties fo:margin-top="0in" fo:margin-bottom="0in" style:contextual-spacing="false"/>
      <style:text-properties officeooo:rsid="00096f0d" officeooo:paragraph-rsid="00096f0d"/>
    </style:style>
    <style:style style:name="P66" style:family="paragraph" style:parent-style-name="Standard" style:list-style-name="L6">
      <style:paragraph-properties fo:margin-top="0in" fo:margin-bottom="0in" style:contextual-spacing="false"/>
      <style:text-properties officeooo:rsid="00096f0d" officeooo:paragraph-rsid="003d469f"/>
    </style:style>
    <style:style style:name="P67" style:family="paragraph" style:parent-style-name="Standard" style:list-style-name="L6" style:master-page-name="">
      <style:paragraph-properties fo:margin-top="0in" fo:margin-bottom="0in" style:contextual-spacing="false" style:page-number="auto"/>
      <style:text-properties officeooo:rsid="00096f0d" officeooo:paragraph-rsid="003d469f"/>
    </style:style>
    <style:style style:name="P6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9"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70"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71" style:family="paragraph" style:parent-style-name="Heading_20_2">
      <style:text-properties officeooo:rsid="00094978" officeooo:paragraph-rsid="003d469f"/>
    </style:style>
    <style:style style:name="P72" style:family="paragraph" style:parent-style-name="Heading_20_2">
      <style:text-properties officeooo:rsid="00149b90" officeooo:paragraph-rsid="00149b90"/>
    </style:style>
    <style:style style:name="P73" style:family="paragraph" style:parent-style-name="Heading_20_2">
      <style:text-properties officeooo:paragraph-rsid="0024a891"/>
    </style:style>
    <style:style style:name="P74" style:family="paragraph" style:parent-style-name="Heading_20_2">
      <style:text-properties officeooo:rsid="0024a891" officeooo:paragraph-rsid="0024a891"/>
    </style:style>
    <style:style style:name="P75" style:family="paragraph" style:parent-style-name="Heading_20_3">
      <style:text-properties officeooo:rsid="0008a2af" officeooo:paragraph-rsid="0008a2af"/>
    </style:style>
    <style:style style:name="P76" style:family="paragraph" style:parent-style-name="Heading_20_3">
      <style:text-properties officeooo:rsid="0001434d" officeooo:paragraph-rsid="0001434d"/>
    </style:style>
    <style:style style:name="P77" style:family="paragraph" style:parent-style-name="Heading_20_3">
      <style:text-properties officeooo:rsid="001157d7" officeooo:paragraph-rsid="001157d7"/>
    </style:style>
    <style:style style:name="P78" style:family="paragraph" style:parent-style-name="Heading_20_3">
      <style:text-properties officeooo:rsid="00096f0d" officeooo:paragraph-rsid="003d469f"/>
    </style:style>
    <style:style style:name="P79" style:family="paragraph" style:parent-style-name="Heading_20_3">
      <style:text-properties officeooo:rsid="000b81c5" officeooo:paragraph-rsid="000b81c5"/>
    </style:style>
    <style:style style:name="P80" style:family="paragraph" style:parent-style-name="Heading_20_3">
      <style:text-properties officeooo:rsid="000b81c5" officeooo:paragraph-rsid="003d469f"/>
    </style:style>
    <style:style style:name="P81" style:family="paragraph" style:parent-style-name="Heading_20_3">
      <style:text-properties officeooo:rsid="000d544b" officeooo:paragraph-rsid="000d544b"/>
    </style:style>
    <style:style style:name="P82" style:family="paragraph" style:parent-style-name="Heading_20_3">
      <style:text-properties officeooo:rsid="000d544b" officeooo:paragraph-rsid="003d469f"/>
    </style:style>
    <style:style style:name="P83" style:family="paragraph" style:parent-style-name="Heading_20_3">
      <style:text-properties officeooo:rsid="000de4ff" officeooo:paragraph-rsid="000de4ff"/>
    </style:style>
    <style:style style:name="P84" style:family="paragraph" style:parent-style-name="Heading_20_3">
      <style:text-properties officeooo:rsid="000de4ff" officeooo:paragraph-rsid="003d469f"/>
    </style:style>
    <style:style style:name="P85" style:family="paragraph" style:parent-style-name="Heading_20_3">
      <style:text-properties officeooo:rsid="00344f25" officeooo:paragraph-rsid="003d469f"/>
    </style:style>
    <style:style style:name="P86" style:family="paragraph" style:parent-style-name="Heading_20_1">
      <style:text-properties officeooo:paragraph-rsid="00154ec0"/>
    </style:style>
    <style:style style:name="P87" style:family="paragraph" style:parent-style-name="Heading_20_1">
      <style:text-properties officeooo:rsid="00094978" officeooo:paragraph-rsid="00154ec0"/>
    </style:style>
    <style:style style:name="P88" style:family="paragraph" style:parent-style-name="Heading_20_1" style:master-page-name="First_20_Page">
      <style:paragraph-properties style:page-number="auto"/>
    </style:style>
    <style:style style:name="P8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0" style:family="paragraph" style:parent-style-name="Footer">
      <style:paragraph-properties>
        <style:tab-stops>
          <style:tab-stop style:position="3in" style:type="center"/>
          <style:tab-stop style:position="6.5in" style:type="right"/>
        </style:tab-stops>
      </style:paragraph-properties>
    </style:style>
    <style:style style:name="P91" style:family="paragraph" style:parent-style-name="Footnote">
      <style:text-properties officeooo:rsid="00301fa4" officeooo:paragraph-rsid="00301fa4"/>
    </style:style>
    <style:style style:name="P92" style:family="paragraph" style:parent-style-name="Table_20_Contents">
      <style:text-properties officeooo:rsid="00370710" officeooo:paragraph-rsid="00370710"/>
    </style:style>
    <style:style style:name="P93" style:family="paragraph" style:parent-style-name="Table_20_Contents">
      <style:text-properties officeooo:rsid="00370710" officeooo:paragraph-rsid="003a8c52"/>
    </style:style>
    <style:style style:name="P94" style:family="paragraph" style:parent-style-name="Table_20_Contents">
      <style:text-properties style:font-name="Courier 10 Pitch" fo:font-size="9pt" officeooo:rsid="00370710" officeooo:paragraph-rsid="00370710" style:font-size-asian="9pt" style:font-size-complex="9pt"/>
    </style:style>
    <style:style style:name="P95" style:family="paragraph" style:parent-style-name="Table_20_Contents">
      <style:text-properties style:font-name="Courier 10 Pitch" fo:font-size="9pt" officeooo:rsid="00370710" officeooo:paragraph-rsid="003a8c52" style:font-size-asian="9pt" style:font-size-complex="9pt"/>
    </style:style>
    <style:style style:name="P96" style:family="paragraph" style:parent-style-name="Table_20_Contents">
      <style:text-properties style:font-name="Courier 10 Pitch" fo:font-size="9pt" officeooo:rsid="003d469f" officeooo:paragraph-rsid="003d469f" style:font-size-asian="9pt" style:font-size-complex="9pt"/>
    </style:style>
    <style:style style:name="P97" style:family="paragraph" style:parent-style-name="Table_20_Contents">
      <style:text-properties officeooo:rsid="0038de5b" officeooo:paragraph-rsid="0038de5b"/>
    </style:style>
    <style:style style:name="P98" style:family="paragraph" style:parent-style-name="Table_20_Contents">
      <style:text-properties officeooo:rsid="003a8c52" officeooo:paragraph-rsid="003a8c52"/>
    </style:style>
    <style:style style:name="P99" style:family="paragraph" style:parent-style-name="Table_20_Contents">
      <style:text-properties officeooo:rsid="003d469f" officeooo:paragraph-rsid="003d469f"/>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Contents_20_2">
      <style:paragraph-properties>
        <style:tab-stops>
          <style:tab-stop style:position="6.9252in" style:type="right" style:leader-style="dotted" style:leader-text="."/>
        </style:tab-stops>
      </style:paragraph-properties>
    </style:style>
    <style:style style:name="P102" style:family="paragraph" style:parent-style-name="Contents_20_3">
      <style:paragraph-properties>
        <style:tab-stops>
          <style:tab-stop style:position="6.9252in" style:type="right" style:leader-style="dotted" style:leader-text="."/>
        </style:tab-stops>
      </style:paragraph-properties>
    </style:style>
    <style:style style:name="P103" style:family="paragraph">
      <style:paragraph-properties style:writing-mode="lr-tb"/>
    </style:style>
    <style:style style:name="P104"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094978"/>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officeooo:rsid="00094978"/>
    </style:style>
    <style:style style:name="T5" style:family="text">
      <style:text-properties fo:font-size="9pt" style:font-size-asian="9pt"/>
    </style:style>
    <style:style style:name="T6" style:family="text">
      <style:text-properties officeooo:rsid="000465cc"/>
    </style:style>
    <style:style style:name="T7" style:family="text">
      <style:text-properties officeooo:rsid="000551d3"/>
    </style:style>
    <style:style style:name="T8" style:family="text">
      <style:text-properties officeooo:rsid="0008a2af"/>
    </style:style>
    <style:style style:name="T9"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0" style:family="text">
      <style:text-properties officeooo:rsid="0008e572"/>
    </style:style>
    <style:style style:name="T21" style:family="text">
      <style:text-properties officeooo:rsid="000d544b"/>
    </style:style>
    <style:style style:name="T22" style:family="text">
      <style:text-properties officeooo:rsid="000de4ff"/>
    </style:style>
    <style:style style:name="T23" style:family="text">
      <style:text-properties officeooo:rsid="0012dcea"/>
    </style:style>
    <style:style style:name="T24" style:family="text">
      <style:text-properties officeooo:rsid="00149b90"/>
    </style:style>
    <style:style style:name="T25" style:family="text">
      <style:text-properties officeooo:rsid="00169a16"/>
    </style:style>
    <style:style style:name="T26" style:family="text">
      <style:text-properties officeooo:rsid="0017c0f0"/>
    </style:style>
    <style:style style:name="T27" style:family="text">
      <style:text-properties officeooo:rsid="001aa9c5"/>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officeooo:rsid="001cc265"/>
    </style:style>
    <style:style style:name="T31" style:family="text">
      <style:text-properties officeooo:rsid="0024a891"/>
    </style:style>
    <style:style style:name="T32" style:family="text">
      <style:text-properties officeooo:rsid="00277742"/>
    </style:style>
    <style:style style:name="T33" style:family="text">
      <style:text-properties officeooo:rsid="0029ccf3"/>
    </style:style>
    <style:style style:name="T34" style:family="text">
      <style:text-properties officeooo:rsid="002a1ab0"/>
    </style:style>
    <style:style style:name="T35" style:family="text">
      <style:text-properties officeooo:rsid="002b699d"/>
    </style:style>
    <style:style style:name="T36" style:family="text">
      <style:text-properties officeooo:rsid="002d29c2"/>
    </style:style>
    <style:style style:name="T37" style:family="text">
      <style:text-properties officeooo:rsid="00313c25"/>
    </style:style>
    <style:style style:name="T38" style:family="text">
      <style:text-properties officeooo:rsid="0033b6a5"/>
    </style:style>
    <style:style style:name="T39" style:family="text">
      <style:text-properties officeooo:rsid="00341d03"/>
    </style:style>
    <style:style style:name="T40" style:family="text">
      <style:text-properties officeooo:rsid="00344f25"/>
    </style:style>
    <style:style style:name="T41" style:family="text">
      <style:text-properties officeooo:rsid="00351dc6"/>
    </style:style>
    <style:style style:name="T42" style:family="text">
      <style:text-properties officeooo:rsid="0035c68e"/>
    </style:style>
    <style:style style:name="T43" style:family="text">
      <style:text-properties officeooo:rsid="0035e139"/>
    </style:style>
    <style:style style:name="T44" style:family="text">
      <style:text-properties officeooo:rsid="00370710"/>
    </style:style>
    <style:style style:name="T45" style:family="text">
      <style:text-properties officeooo:rsid="0038de5b"/>
    </style:style>
    <style:style style:name="T46" style:family="text">
      <style:text-properties officeooo:rsid="003b97e4"/>
    </style:style>
    <style:style style:name="T47" style:family="text">
      <style:text-properties officeooo:rsid="00096f0d"/>
    </style:style>
    <style:style style:name="T48" style:family="text">
      <style:text-properties officeooo:rsid="000a0367"/>
    </style:style>
    <style:style style:name="T49" style:family="text">
      <style:text-properties officeooo:rsid="000acb7f"/>
    </style:style>
    <style:style style:name="T5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58526592" text:id="ct158526592">
          <text:insertion>
            <office:change-info>
              <dc:creator>Balazs Racz</dc:creator>
              <dc:date>2015-08-17T20:40:00</dc:date>
            </office:change-info>
          </text:insertion>
        </text:changed-region>
        <text:changed-region xml:id="ct157843456" text:id="ct157843456">
          <text:insertion>
            <office:change-info>
              <dc:creator>Balazs Racz</dc:creator>
              <dc:date>2015-08-17T20:41:00</dc:date>
            </office:change-info>
          </text:insertion>
        </text:changed-region>
        <text:changed-region xml:id="ct71957472" text:id="ct71957472">
          <text:insertion>
            <office:change-info>
              <dc:creator>Balazs Racz</dc:creator>
              <dc:date>2015-08-17T18:48:00</dc:date>
            </office:change-info>
          </text:insertion>
        </text:changed-region>
        <text:changed-region xml:id="ct85018960" text:id="ct85018960">
          <text:insertion>
            <office:change-info>
              <dc:creator>Balazs Racz</dc:creator>
              <dc:date>2015-08-17T18:49:00</dc:date>
            </office:change-info>
          </text:insertion>
        </text:changed-region>
        <text:changed-region xml:id="ct86126400" text:id="ct86126400">
          <text:insertion>
            <office:change-info>
              <dc:creator>Balazs Racz</dc:creator>
              <dc:date>2015-08-17T18:50:00</dc:date>
            </office:change-info>
          </text:insertion>
        </text:changed-region>
        <text:changed-region xml:id="ct85730128" text:id="ct85730128">
          <text:insertion>
            <office:change-info>
              <dc:creator>Balazs Racz</dc:creator>
              <dc:date>2015-08-17T18:51:00</dc:date>
            </office:change-info>
          </text:insertion>
        </text:changed-region>
        <text:changed-region xml:id="ct92486480" text:id="ct92486480">
          <text:insertion>
            <office:change-info>
              <dc:creator>Balazs Racz</dc:creator>
              <dc:date>2015-08-17T18:53:00</dc:date>
            </office:change-info>
          </text:insertion>
        </text:changed-region>
        <text:changed-region xml:id="ct94554848" text:id="ct94554848">
          <text:insertion>
            <office:change-info>
              <dc:creator>Balazs Racz</dc:creator>
              <dc:date>2015-08-17T18:54:00</dc:date>
            </office:change-info>
          </text:insertion>
        </text:changed-region>
        <text:changed-region xml:id="ct95232336" text:id="ct95232336">
          <text:insertion>
            <office:change-info>
              <dc:creator>Balazs Racz</dc:creator>
              <dc:date>2015-08-17T18:55:00</dc:date>
            </office:change-info>
          </text:insertion>
        </text:changed-region>
        <text:changed-region xml:id="ct90382656" text:id="ct90382656">
          <text:insertion>
            <office:change-info>
              <dc:creator>Balazs Racz</dc:creator>
              <dc:date>2015-08-17T18:57:00</dc:date>
            </office:change-info>
          </text:insertion>
        </text:changed-region>
        <text:changed-region xml:id="ct96134144" text:id="ct96134144">
          <text:insertion>
            <office:change-info>
              <dc:creator>Balazs Racz</dc:creator>
              <dc:date>2015-08-17T18:58:00</dc:date>
            </office:change-info>
          </text:insertion>
        </text:changed-region>
        <text:changed-region xml:id="ct96582064" text:id="ct96582064">
          <text:insertion>
            <office:change-info>
              <dc:creator>Balazs Racz</dc:creator>
              <dc:date>2015-08-17T18:59:00</dc:date>
            </office:change-info>
          </text:insertion>
        </text:changed-region>
        <text:changed-region xml:id="ct93263232" text:id="ct93263232">
          <text:insertion>
            <office:change-info>
              <dc:creator>Balazs Racz</dc:creator>
              <dc:date>2015-08-17T19:00:00</dc:date>
            </office:change-info>
          </text:insertion>
        </text:changed-region>
        <text:changed-region xml:id="ct98257696" text:id="ct98257696">
          <text:insertion>
            <office:change-info>
              <dc:creator>Balazs Racz</dc:creator>
              <dc:date>2015-08-17T19:01:00</dc:date>
            </office:change-info>
          </text:insertion>
        </text:changed-region>
        <text:changed-region xml:id="ct99081728" text:id="ct99081728">
          <text:insertion>
            <office:change-info>
              <dc:creator>Balazs Racz</dc:creator>
              <dc:date>2015-08-17T19:02:00</dc:date>
            </office:change-info>
          </text:insertion>
        </text:changed-region>
        <text:changed-region xml:id="ct100606704" text:id="ct100606704">
          <text:insertion>
            <office:change-info>
              <dc:creator>Balazs Racz</dc:creator>
              <dc:date>2015-08-17T19:03:00</dc:date>
            </office:change-info>
          </text:insertion>
        </text:changed-region>
        <text:changed-region xml:id="ct101748496" text:id="ct101748496">
          <text:insertion>
            <office:change-info>
              <dc:creator>Balazs Racz</dc:creator>
              <dc:date>2015-08-17T19:04:00</dc:date>
            </office:change-info>
          </text:insertion>
        </text:changed-region>
        <text:changed-region xml:id="ct103177584" text:id="ct103177584">
          <text:insertion>
            <office:change-info>
              <dc:creator>Balazs Racz</dc:creator>
              <dc:date>2015-08-17T19:06:00</dc:date>
            </office:change-info>
          </text:insertion>
        </text:changed-region>
        <text:changed-region xml:id="ct104663712" text:id="ct104663712">
          <text:insertion>
            <office:change-info>
              <dc:creator>Balazs Racz</dc:creator>
              <dc:date>2015-08-17T19:07:00</dc:date>
            </office:change-info>
          </text:insertion>
        </text:changed-region>
        <text:changed-region xml:id="ct105011200" text:id="ct105011200">
          <text:insertion>
            <office:change-info>
              <dc:creator>Balazs Racz</dc:creator>
              <dc:date>2015-08-17T19:08:00</dc:date>
            </office:change-info>
          </text:insertion>
        </text:changed-region>
        <text:changed-region xml:id="ct107545120" text:id="ct107545120">
          <text:insertion>
            <office:change-info>
              <dc:creator>Balazs Racz</dc:creator>
              <dc:date>2015-08-17T19:09:00</dc:date>
            </office:change-info>
          </text:insertion>
        </text:changed-region>
        <text:changed-region xml:id="ct108991824" text:id="ct108991824">
          <text:insertion>
            <office:change-info>
              <dc:creator>Balazs Racz</dc:creator>
              <dc:date>2015-08-17T19:12:00</dc:date>
            </office:change-info>
          </text:insertion>
        </text:changed-region>
        <text:changed-region xml:id="ct109752816" text:id="ct109752816">
          <text:insertion>
            <office:change-info>
              <dc:creator>Balazs Racz</dc:creator>
              <dc:date>2015-08-17T19:13:00</dc:date>
            </office:change-info>
          </text:insertion>
        </text:changed-region>
        <text:changed-region xml:id="ct110702656" text:id="ct110702656">
          <text:insertion>
            <office:change-info>
              <dc:creator>Balazs Racz</dc:creator>
              <dc:date>2015-08-17T19:14:00</dc:date>
            </office:change-info>
          </text:insertion>
        </text:changed-region>
        <text:changed-region xml:id="ct102288464" text:id="ct102288464">
          <text:insertion>
            <office:change-info>
              <dc:creator>Balazs Racz</dc:creator>
              <dc:date>2015-08-17T19:10:00</dc:date>
            </office:change-info>
          </text:insertion>
        </text:changed-region>
        <text:changed-region xml:id="ct112419200" text:id="ct112419200">
          <text:insertion>
            <office:change-info>
              <dc:creator>Balazs Racz</dc:creator>
              <dc:date>2015-08-17T19:15:00</dc:date>
            </office:change-info>
          </text:insertion>
        </text:changed-region>
        <text:changed-region xml:id="ct110194976" text:id="ct110194976">
          <text:insertion>
            <office:change-info>
              <dc:creator>Balazs Racz</dc:creator>
              <dc:date>2015-08-17T19:16:00</dc:date>
            </office:change-info>
          </text:insertion>
        </text:changed-region>
        <text:changed-region xml:id="ct113124704" text:id="ct113124704">
          <text:insertion>
            <office:change-info>
              <dc:creator>Balazs Racz</dc:creator>
              <dc:date>2015-08-17T19:17:00</dc:date>
            </office:change-info>
          </text:insertion>
        </text:changed-region>
        <text:changed-region xml:id="ct116110944" text:id="ct116110944">
          <text:insertion>
            <office:change-info>
              <dc:creator>Balazs Racz</dc:creator>
              <dc:date>2015-08-17T19:18:00</dc:date>
            </office:change-info>
          </text:insertion>
        </text:changed-region>
        <text:changed-region xml:id="ct116437264" text:id="ct116437264">
          <text:insertion>
            <office:change-info>
              <dc:creator>Balazs Racz</dc:creator>
              <dc:date>2015-08-17T19:19:00</dc:date>
            </office:change-info>
          </text:insertion>
        </text:changed-region>
        <text:changed-region xml:id="ct90036928" text:id="ct90036928">
          <text:insertion>
            <office:change-info>
              <dc:creator>Balazs Racz</dc:creator>
              <dc:date>2015-08-17T19:43:00</dc:date>
            </office:change-info>
          </text:insertion>
        </text:changed-region>
        <text:changed-region xml:id="ct119946640" text:id="ct119946640">
          <text:insertion>
            <office:change-info>
              <dc:creator>Balazs Racz</dc:creator>
              <dc:date>2015-08-17T19:44:00</dc:date>
            </office:change-info>
          </text:insertion>
        </text:changed-region>
        <text:changed-region xml:id="ct122604288" text:id="ct122604288">
          <text:insertion>
            <office:change-info>
              <dc:creator>Balazs Racz</dc:creator>
              <dc:date>2015-08-17T19:46:00</dc:date>
            </office:change-info>
          </text:insertion>
        </text:changed-region>
        <text:changed-region xml:id="ct123824432" text:id="ct123824432">
          <text:insertion>
            <office:change-info>
              <dc:creator>Balazs Racz</dc:creator>
              <dc:date>2015-08-17T19:47:00</dc:date>
            </office:change-info>
          </text:insertion>
        </text:changed-region>
        <text:changed-region xml:id="ct124042112" text:id="ct124042112">
          <text:insertion>
            <office:change-info>
              <dc:creator>Balazs Racz</dc:creator>
              <dc:date>2015-08-17T19:48:00</dc:date>
            </office:change-info>
          </text:insertion>
        </text:changed-region>
        <text:changed-region xml:id="ct126816256" text:id="ct126816256">
          <text:insertion>
            <office:change-info>
              <dc:creator>Balazs Racz</dc:creator>
              <dc:date>2015-08-17T19:54:00</dc:date>
            </office:change-info>
          </text:insertion>
        </text:changed-region>
        <text:changed-region xml:id="ct125631712" text:id="ct125631712">
          <text:insertion>
            <office:change-info>
              <dc:creator>Balazs Racz</dc:creator>
              <dc:date>2015-08-17T19:55:00</dc:date>
            </office:change-info>
          </text:insertion>
        </text:changed-region>
        <text:changed-region xml:id="ct125904384" text:id="ct125904384">
          <text:deletion>
            <office:change-info>
              <dc:creator>Balazs Racz</dc:creator>
              <dc:date>2015-08-17T20:17:00</dc:date>
            </office:change-info>
            <text:p text:style-name="P1"/>
            <text:h text:style-name="P2" text:outline-level="2" text:is-list-header="true"/>
          </text:deletion>
          <text:insertion>
            <office:change-info office:chg-author="Bob Jacobsen" office:chg-date-time="2013-04-24T08:05:00"/>
          </text:insertion>
        </text:changed-region>
        <text:changed-region xml:id="ct86202288" text:id="ct86202288">
          <text:deletion>
            <office:change-info>
              <dc:creator>Balazs Racz</dc:creator>
              <dc:date>2015-08-17T19:56:00</dc:date>
            </office:change-info>
            <text:h text:style-name="P2" text:outline-level="2" text:is-list-header="true">Served Use Cases</text:h>
          </text:deletion>
          <text:insertion>
            <office:change-info office:chg-author="Bob Jacobsen" office:chg-date-time="2013-04-24T08:05:00"/>
          </text:insertion>
        </text:changed-region>
        <text:changed-region xml:id="ct86286464" text:id="ct86286464">
          <text:insertion>
            <office:change-info>
              <dc:creator>Bob Jacobsen</dc:creator>
              <dc:date>2013-04-24T08:05:00</dc:date>
            </office:change-info>
          </text:insertion>
        </text:changed-region>
        <text:changed-region xml:id="ct85863424" text:id="ct85863424">
          <text:insertion>
            <office:change-info>
              <dc:creator>Balazs Racz</dc:creator>
              <dc:date>2015-08-17T19:57:00</dc:date>
            </office:change-info>
          </text:insertion>
        </text:changed-region>
        <text:changed-region xml:id="ct129443296" text:id="ct129443296">
          <text:insertion>
            <office:change-info>
              <dc:creator>Balazs Racz</dc:creator>
              <dc:date>2015-08-17T19:56:00</dc:date>
            </office:change-info>
          </text:insertion>
        </text:changed-region>
        <text:changed-region xml:id="ct128784320" text:id="ct128784320">
          <text:insertion>
            <office:change-info>
              <dc:creator>Bob Jacobsen</dc:creator>
              <dc:date>2013-04-24T08:05:00</dc:date>
            </office:change-info>
          </text:insertion>
        </text:changed-region>
        <text:changed-region xml:id="ct128764608" text:id="ct128764608">
          <text:insertion>
            <office:change-info>
              <dc:creator>Balazs Racz</dc:creator>
              <dc:date>2015-08-17T20:02:00</dc:date>
            </office:change-info>
          </text:insertion>
        </text:changed-region>
        <text:changed-region xml:id="ct133841568" text:id="ct133841568">
          <text:insertion>
            <office:change-info>
              <dc:creator>Balazs Racz</dc:creator>
              <dc:date>2015-08-17T20:03:00</dc:date>
            </office:change-info>
          </text:insertion>
        </text:changed-region>
        <text:changed-region xml:id="ct137408656" text:id="ct137408656">
          <text:insertion>
            <office:change-info>
              <dc:creator>Balazs Racz</dc:creator>
              <dc:date>2015-08-17T20:04:00</dc:date>
            </office:change-info>
          </text:insertion>
        </text:changed-region>
        <text:changed-region xml:id="ct138363056" text:id="ct138363056">
          <text:insertion>
            <office:change-info>
              <dc:creator>Balazs Racz</dc:creator>
              <dc:date>2015-08-17T20:05:00</dc:date>
            </office:change-info>
          </text:insertion>
        </text:changed-region>
        <text:changed-region xml:id="ct137947760" text:id="ct137947760">
          <text:insertion>
            <office:change-info>
              <dc:creator>Balazs Racz</dc:creator>
              <dc:date>2015-08-17T20:06:00</dc:date>
            </office:change-info>
          </text:insertion>
        </text:changed-region>
        <text:changed-region xml:id="ct140452128" text:id="ct140452128">
          <text:insertion>
            <office:change-info>
              <dc:creator>Balazs Racz</dc:creator>
              <dc:date>2015-08-17T20:08:00</dc:date>
            </office:change-info>
          </text:insertion>
        </text:changed-region>
        <text:changed-region xml:id="ct42298656" text:id="ct42298656">
          <text:insertion>
            <office:change-info>
              <dc:creator>Balazs Racz</dc:creator>
              <dc:date>2015-08-17T20:09:00</dc:date>
            </office:change-info>
          </text:insertion>
        </text:changed-region>
        <text:changed-region xml:id="ct143900880" text:id="ct143900880">
          <text:insertion>
            <office:change-info>
              <dc:creator>Balazs Racz</dc:creator>
              <dc:date>2015-08-17T20:10:00</dc:date>
            </office:change-info>
          </text:insertion>
        </text:changed-region>
        <text:changed-region xml:id="ct144826144" text:id="ct144826144">
          <text:insertion>
            <office:change-info>
              <dc:creator>Balazs Racz</dc:creator>
              <dc:date>2015-08-17T20:11:00</dc:date>
            </office:change-info>
          </text:insertion>
        </text:changed-region>
        <text:changed-region xml:id="ct145265952" text:id="ct145265952">
          <text:insertion>
            <office:change-info>
              <dc:creator>Balazs Racz</dc:creator>
              <dc:date>2015-08-17T20:13:00</dc:date>
            </office:change-info>
          </text:insertion>
        </text:changed-region>
        <text:changed-region xml:id="ct144707648" text:id="ct144707648">
          <text:insertion>
            <office:change-info>
              <dc:creator>Balazs Racz</dc:creator>
              <dc:date>2015-08-17T20:15:00</dc:date>
            </office:change-info>
          </text:insertion>
        </text:changed-region>
        <text:changed-region xml:id="ct145536832" text:id="ct145536832">
          <text:insertion>
            <office:change-info>
              <dc:creator>Balazs Racz</dc:creator>
              <dc:date>2015-08-17T20:16:00</dc:date>
            </office:change-info>
          </text:insertion>
        </text:changed-region>
        <text:changed-region xml:id="ct147229376" text:id="ct147229376">
          <text:insertion>
            <office:change-info>
              <dc:creator>Balazs Racz</dc:creator>
              <dc:date>2015-08-17T20:19:00</dc:date>
            </office:change-info>
          </text:insertion>
        </text:changed-region>
        <text:changed-region xml:id="ct200302368" text:id="ct200302368">
          <text:insertion>
            <office:change-info>
              <dc:creator>Balazs Racz</dc:creator>
              <dc:date>2015-08-18T03:20:00</dc:date>
            </office:change-info>
          </text:insertion>
        </text:changed-region>
        <text:changed-region xml:id="ct147281120" text:id="ct147281120">
          <text:deletion>
            <office:change-info>
              <dc:creator>Balazs Racz</dc:creator>
              <dc:date>2015-08-17T20:19:00</dc:date>
            </office:change-info>
            <text:p text:style-name="P3"/>
            <text:p text:style-name="P3">Lorem ipsum dolor sit amet, consectetur adipiscing elit.</text:p>
          </text:deletion>
        </text:changed-region>
        <text:changed-region xml:id="ct71670080" text:id="ct71670080">
          <text:deletion>
            <office:change-info>
              <dc:creator>Balazs Racz</dc:creator>
              <dc:date>2015-08-17T20:19:00</dc:date>
            </office:change-info>
            <text:p text:style-name="P3"><text:note text:id="ftn2"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ext:deletion>
          <text:insertion>
            <office:change-info office:chg-author="Bob Jacobsen" office:chg-date-time="2012-04-22T15:03:00"/>
          </text:insertion>
        </text:changed-region>
        <text:changed-region xml:id="ct147068688" text:id="ct147068688">
          <text:deletion>
            <office:change-info>
              <dc:creator>Balazs Racz</dc:creator>
              <dc:date>2015-08-17T20:19:00</dc:date>
            </office:change-info>
            <text:p text:style-name="P3"><text:s/>Fusce ornare mattis justo vitae imperdiet. <text:s/>Fusce ornare mattis justo vitae imperdiet. </text:p>
          </text:deletion>
        </text:changed-region>
        <text:changed-region xml:id="ct191327840" text:id="ct191327840">
          <text:insertion>
            <office:change-info>
              <dc:creator>Balazs Racz</dc:creator>
              <dc:date>2015-08-18T03:20:00</dc:date>
            </office:change-info>
          </text:insertion>
        </text:changed-region>
        <text:changed-region xml:id="ct72102528" text:id="ct72102528">
          <text:insertion>
            <office:change-info>
              <dc:creator>Bob Jacobsen</dc:creator>
              <dc:date>2013-04-06T19:12:00</dc:date>
            </office:change-info>
          </text:insertion>
        </text:changed-region>
        <text:changed-region xml:id="ct201027552" text:id="ct201027552">
          <text:insertion>
            <office:change-info>
              <dc:creator>Balazs Racz</dc:creator>
              <dc:date>2015-08-18T03:20:00</dc:date>
            </office:change-info>
          </text:insertion>
        </text:changed-region>
        <text:changed-region xml:id="ct136852992" text:id="ct136852992">
          <text:deletion>
            <office:change-info>
              <dc:creator>Balazs Racz</dc:creator>
              <dc:date>2015-08-17T20:19:00</dc:date>
            </office:change-info>
            <text:p text:style-name="P3"/>
            <text:p text:style-name="P3"/>
          </text:deletion>
          <text:insertion>
            <office:change-info office:chg-author="Bob Jacobsen" office:chg-date-time="2013-04-06T19:12:00"/>
          </text:insertion>
        </text:changed-region>
        <text:changed-region xml:id="ct146941440" text:id="ct146941440">
          <text:deletion>
            <office:change-info>
              <dc:creator>Balazs Racz</dc:creator>
              <dc:date>2015-08-17T20:19:00</dc:date>
            </office:change-info>
            <text:p text:style-name="P3">Cum sociis natoque penatibus et magnis dis parturient montes, nascetur ridiculus mus. </text:p>
          </text:deletion>
        </text:changed-region>
        <text:changed-region xml:id="ct200815904" text:id="ct200815904">
          <text:insertion>
            <office:change-info>
              <dc:creator>Balazs Racz</dc:creator>
              <dc:date>2015-08-18T03:20:00</dc:date>
            </office:change-info>
          </text:insertion>
        </text:changed-region>
        <text:changed-region xml:id="ct71666992" text:id="ct71666992">
          <text:insertion>
            <office:change-info>
              <dc:creator>Bob Jacobsen</dc:creator>
              <dc:date>2013-04-06T19:12:00</dc:date>
            </office:change-info>
          </text:insertion>
        </text:changed-region>
        <text:changed-region xml:id="ct199732352" text:id="ct199732352">
          <text:insertion>
            <office:change-info>
              <dc:creator>Balazs Racz</dc:creator>
              <dc:date>2015-08-18T03:20:00</dc:date>
            </office:change-info>
          </text:insertion>
        </text:changed-region>
        <text:changed-region xml:id="ct146356496" text:id="ct146356496">
          <text:deletion>
            <office:change-info>
              <dc:creator>Balazs Racz</dc:creator>
              <dc:date>2015-08-17T20:19:00</dc:date>
            </office:change-info>
            <text:p text:style-name="P3"/>
            <text:p text:style-name="P3">Cum sociis natoque penatibus et magnis dis parturient montes, nascetur ridiculus mus. </text:p>
          </text:deletion>
          <text:insertion>
            <office:change-info office:chg-author="Bob Jacobsen" office:chg-date-time="2013-04-06T19:12:00"/>
          </text:insertion>
        </text:changed-region>
        <text:changed-region xml:id="ct198962272" text:id="ct198962272">
          <text:insertion>
            <office:change-info>
              <dc:creator>Balazs Racz</dc:creator>
              <dc:date>2015-08-18T03:20:00</dc:date>
            </office:change-info>
          </text:insertion>
        </text:changed-region>
        <text:changed-region xml:id="ct147564624" text:id="ct147564624">
          <text:insertion>
            <office:change-info>
              <dc:creator>Bob Jacobsen</dc:creator>
              <dc:date>2013-04-06T19:12:00</dc:date>
            </office:change-info>
          </text:insertion>
        </text:changed-region>
        <text:changed-region xml:id="ct72377408" text:id="ct72377408">
          <text:insertion>
            <office:change-info>
              <dc:creator>Balazs Racz</dc:creator>
              <dc:date>2015-08-08T20:08:00</dc:date>
            </office:change-info>
          </text:insertion>
        </text:changed-region>
        <text:changed-region xml:id="ct72084176" text:id="ct72084176">
          <text:insertion>
            <office:change-info>
              <dc:creator>Balazs Racz</dc:creator>
              <dc:date>2015-08-08T18:43:00</dc:date>
            </office:change-info>
          </text:insertion>
        </text:changed-region>
        <text:changed-region xml:id="ct72086112" text:id="ct72086112">
          <text:deletion>
            <office:change-info>
              <dc:creator>Balazs Racz</dc:creator>
              <dc:date>2015-08-08T18:43:00</dc:date>
            </office:change-info>
            <text:p text:style-name="P4"><text:s/></text:p>
          </text:deletion>
        </text:changed-region>
        <text:changed-region xml:id="ct72085920" text:id="ct72085920">
          <text:deletion>
            <office:change-info>
              <dc:creator>Balazs Racz</dc:creator>
              <dc:date>2015-08-08T18:52:00</dc:date>
            </office:change-info>
            <text:p text:style-name="P4">Cum sociis natoque penatibus et magnis dis parturient montes, nascetur ridiculus mus.</text:p>
          </text:deletion>
        </text:changed-region>
        <text:changed-region xml:id="ct72083008" text:id="ct72083008">
          <text:insertion>
            <office:change-info>
              <dc:creator>Balazs Racz</dc:creator>
              <dc:date>2015-08-08T18:52:00</dc:date>
            </office:change-info>
          </text:insertion>
        </text:changed-region>
        <text:changed-region xml:id="ct72083200" text:id="ct72083200">
          <text:insertion>
            <office:change-info>
              <dc:creator>Balazs Racz</dc:creator>
              <dc:date>2015-08-08T18:53:00</dc:date>
            </office:change-info>
          </text:insertion>
        </text:changed-region>
        <text:changed-region xml:id="ct72083392" text:id="ct72083392">
          <text:insertion>
            <office:change-info>
              <dc:creator>Balazs Racz</dc:creator>
              <dc:date>2015-08-08T19:00:00</dc:date>
            </office:change-info>
          </text:insertion>
        </text:changed-region>
        <text:changed-region xml:id="ct72416768" text:id="ct72416768">
          <text:insertion>
            <office:change-info>
              <dc:creator>Balazs Racz</dc:creator>
              <dc:date>2015-08-08T22:44:00</dc:date>
            </office:change-info>
          </text:insertion>
        </text:changed-region>
        <text:changed-region xml:id="ct72416960" text:id="ct72416960">
          <text:insertion>
            <office:change-info>
              <dc:creator>Balazs Racz</dc:creator>
              <dc:date>2015-08-08T22:45:00</dc:date>
            </office:change-info>
          </text:insertion>
        </text:changed-region>
        <text:changed-region xml:id="ct72756720" text:id="ct72756720">
          <text:insertion>
            <office:change-info>
              <dc:creator>Balazs Racz</dc:creator>
              <dc:date>2015-08-08T22:22:00</dc:date>
            </office:change-info>
          </text:insertion>
        </text:changed-region>
        <text:changed-region xml:id="ct72083584" text:id="ct72083584">
          <text:insertion>
            <office:change-info>
              <dc:creator>Balazs Racz</dc:creator>
              <dc:date>2015-08-08T22:45:00</dc:date>
            </office:change-info>
          </text:insertion>
        </text:changed-region>
        <text:changed-region xml:id="ct72182336" text:id="ct72182336">
          <text:insertion>
            <office:change-info>
              <dc:creator>Balazs Racz</dc:creator>
              <dc:date>2015-08-08T22:46:00</dc:date>
            </office:change-info>
          </text:insertion>
        </text:changed-region>
        <text:changed-region xml:id="ct72417152" text:id="ct72417152">
          <text:insertion>
            <office:change-info>
              <dc:creator>Balazs Racz</dc:creator>
              <dc:date>2015-08-08T22:48:00</dc:date>
            </office:change-info>
          </text:insertion>
        </text:changed-region>
        <text:changed-region xml:id="ct71521536" text:id="ct71521536">
          <text:insertion>
            <office:change-info>
              <dc:creator>Balazs Racz</dc:creator>
              <dc:date>2015-08-08T22:49:00</dc:date>
            </office:change-info>
          </text:insertion>
        </text:changed-region>
        <text:changed-region xml:id="ct71759840" text:id="ct71759840">
          <text:insertion>
            <office:change-info>
              <dc:creator>Balazs Racz</dc:creator>
              <dc:date>2015-08-08T22:50:00</dc:date>
            </office:change-info>
          </text:insertion>
        </text:changed-region>
        <text:changed-region xml:id="ct71760032" text:id="ct71760032">
          <text:insertion>
            <office:change-info>
              <dc:creator>Balazs Racz</dc:creator>
              <dc:date>2015-08-08T22:51:00</dc:date>
            </office:change-info>
          </text:insertion>
        </text:changed-region>
        <text:changed-region xml:id="ct71762400" text:id="ct71762400">
          <text:insertion>
            <office:change-info>
              <dc:creator>Balazs Racz</dc:creator>
              <dc:date>2015-08-08T22:52:00</dc:date>
            </office:change-info>
          </text:insertion>
        </text:changed-region>
        <text:changed-region xml:id="ct72357328" text:id="ct72357328">
          <text:insertion>
            <office:change-info>
              <dc:creator>Balazs Racz</dc:creator>
              <dc:date>2015-08-08T22:53:00</dc:date>
            </office:change-info>
          </text:insertion>
        </text:changed-region>
        <text:changed-region xml:id="ct71764688" text:id="ct71764688">
          <text:insertion>
            <office:change-info>
              <dc:creator>Balazs Racz</dc:creator>
              <dc:date>2015-08-08T22:54:00</dc:date>
            </office:change-info>
          </text:insertion>
        </text:changed-region>
        <text:changed-region xml:id="ct72498960" text:id="ct72498960">
          <text:insertion>
            <office:change-info>
              <dc:creator>Balazs Racz</dc:creator>
              <dc:date>2015-08-08T22:55:00</dc:date>
            </office:change-info>
          </text:insertion>
        </text:changed-region>
        <text:changed-region xml:id="ct72467376" text:id="ct72467376">
          <text:insertion>
            <office:change-info>
              <dc:creator>Balazs Racz</dc:creator>
              <dc:date>2015-08-08T22:56:00</dc:date>
            </office:change-info>
          </text:insertion>
        </text:changed-region>
        <text:changed-region xml:id="ct72468080" text:id="ct72468080">
          <text:insertion>
            <office:change-info>
              <dc:creator>Balazs Racz</dc:creator>
              <dc:date>2015-08-08T22:57:00</dc:date>
            </office:change-info>
          </text:insertion>
        </text:changed-region>
        <text:changed-region xml:id="ct72467664" text:id="ct72467664">
          <text:insertion>
            <office:change-info>
              <dc:creator>Bob Jacobsen</dc:creator>
              <dc:date>2013-04-06T19:13:00</dc:date>
            </office:change-info>
          </text:insertion>
        </text:changed-region>
        <text:changed-region xml:id="ct72370256" text:id="ct72370256">
          <text:deletion>
            <office:change-info>
              <dc:creator>Bob Jacobsen</dc:creator>
              <dc:date>2013-04-06T19:13:00</dc:date>
            </office:change-info>
            <text:h text:style-name="Heading_20_1" text:outline-level="1"><text:span text:style-name="T1">Section Title</text:span></text:h>
          </text:deletion>
        </text:changed-region>
        <text:changed-region xml:id="ct268710320" text:id="ct268710320">
          <text:deletion>
            <office:change-info>
              <dc:creator>Balazs Racz</dc:creator>
              <dc:date>2015-08-18T14:12:00</dc:date>
            </office:change-info>
            <text:h text:style-name="Heading_20_1" text:outline-level="1"/>
            <text:p text:style-name="P5"/>
          </text:deletion>
        </text:changed-region>
        <text:changed-region xml:id="ct72482816" text:id="ct72482816">
          <text:deletion>
            <office:change-info>
              <dc:creator>Balazs Racz</dc:creator>
              <dc:date>2015-08-08T22:04:00</dc:date>
            </office:change-info>
            <text:p text:style-name="P5">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72526320" text:id="ct72526320">
          <text:insertion>
            <office:change-info>
              <dc:creator>Balazs Racz</dc:creator>
              <dc:date>2015-08-08T22:48:00</dc:date>
            </office:change-info>
          </text:insertion>
        </text:changed-region>
        <text:changed-region xml:id="ct150350944" text:id="ct150350944">
          <text:insertion>
            <office:change-info>
              <dc:creator>Balazs Racz</dc:creator>
              <dc:date>2015-08-17T20:28:00</dc:date>
            </office:change-info>
          </text:insertion>
        </text:changed-region>
        <text:changed-region xml:id="ct270420800" text:id="ct270420800">
          <text:insertion>
            <office:change-info>
              <dc:creator>Balazs Racz</dc:creator>
              <dc:date>2015-08-18T14:12:00</dc:date>
            </office:change-info>
          </text:insertion>
        </text:changed-region>
        <text:changed-region xml:id="ct72485584" text:id="ct72485584">
          <text:deletion>
            <office:change-info>
              <dc:creator>Balazs Racz</dc:creator>
              <dc:date>2015-08-08T21:49:00</dc:date>
            </office:change-info>
            <text:h text:style-name="P6" text:outline-level="1">Section Title</text:h>
          </text:deletion>
        </text:changed-region>
        <text:changed-region xml:id="ct72457296" text:id="ct72457296">
          <text:insertion>
            <office:change-info>
              <dc:creator>Balazs Racz</dc:creator>
              <dc:date>2015-08-08T23:06:00</dc:date>
            </office:change-info>
          </text:insertion>
        </text:changed-region>
        <text:changed-region xml:id="ct72923792" text:id="ct72923792">
          <text:insertion>
            <office:change-info>
              <dc:creator>Balazs Racz</dc:creator>
              <dc:date>2015-08-08T23:07:00</dc:date>
            </office:change-info>
          </text:insertion>
        </text:changed-region>
        <text:changed-region xml:id="ct200524992" text:id="ct200524992">
          <text:deletion>
            <office:change-info>
              <dc:creator>Balazs Racz</dc:creator>
              <dc:date>2015-08-18T03:20:00</dc:date>
            </office:change-info>
            <text:p text:style-name="P7"/>
            <text:h text:style-name="P8" text:outline-level="1" text:is-list-header="true">Subsection Title</text:h>
            <text:h text:style-name="Heading_20_3" text:outline-level="3">Sub-subsection Title</text:h>
            <text:p text:style-name="Standard">Praesent gravida pulvinar vehicula. Vivamus eu nisl eget sem rutrum suscipit id a magna. Integer id ante odio. </text:p>
            <text:list xml:id="list6414286117481902651" text:style-name="L1">
              <text:list-item>
                <text:p text:style-name="P9">Lorem ipsum dolor sit amet, consectetur adipiscing elit. </text:p>
              </text:list-item>
              <text:list-item>
                <text:p text:style-name="P9">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P10">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71714112" text:id="ct71714112">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Introduction<text:change-start text:change-id="ct71957472"/></text:h>
      <text:p text:style-name="P39">OpenLCB hardware contains a significant amount of complexity, <text:change-end text:change-id="ct71957472"/><text:change-start text:change-id="ct85018960"/>both in terms of the protocol stack involved, as well as the node carries certain descriptors which can be consid<text:change-end text:change-id="ct85018960"/><text:change-start text:change-id="ct86126400"/>ered user interface. The necessary code and data is stored in non-volatile memory of the node, and it is highly desirable to have this non-volatile memory <text:change-end text:change-id="ct86126400"/><text:change-start text:change-id="ct85730128"/>field-updatable. <text:span text:style-name="T27">There may be many reasons for a new version of firmware released: fixing issues discovered after shipping the node, adding new features to the node, keeping up to date with the evolving standards, or simply to change the language of the user interface descriptors.</text:span><text:change-end text:change-id="ct85730128"/><text:change-start text:change-id="ct92486480"/></text:p>
      <text:p text:style-name="P42">There are many desirables for a firmware update mechanism that is expected to be operated by the end-user:</text:p>
      <text:list xml:id="list8414975143718755240" text:style-name="L8">
        <text:list-item>
          <text:p text:style-name="P43">The update should be safe and reversible. <text:change-end text:change-id="ct92486480"/><text:change-start text:change-id="ct94554848"/>The end-user must not be able to <text:change-end text:change-id="ct94554848"/><text:change-start text:change-id="ct95232336"/>irrecoverably damage (aka <text:span text:style-name="T28">brick</text:span><text:span text:style-name="T29">) the</text:span> node with the update process. <text:span text:style-name="T30">Failures during the download process are possible but must be recoverable by re-trying the update process.</text:span></text:p>
        </text:list-item>
        <text:list-item>
          <text:p text:style-name="P44"><text:change-end text:change-id="ct95232336"/><text:change-start text:change-id="ct90382656"/>The update should be reasonably fast. <text:change-end text:change-id="ct90382656"/><text:change-start text:change-id="ct96134144"/>With the larges<text:change-end text:change-id="ct96134144"/><text:change-start text:change-id="ct96582064"/>t OpenLCB deployments expected to range up to hundreds of nodes, the update process per node should not exceed a few minutes.</text:p>
        </text:list-item>
        <text:list-item>
          <text:p text:style-name="P44">The update process should be standardized so that the ability to update nodes can become <text:change-end text:change-id="ct96582064"/><text:change-start text:change-id="ct93263232"/>a feature of all (or most) commonly available Configuration Tool softwares. This allows the user to perform the firmware upgrade tasks using the <text:change-end text:change-id="ct93263232"/><text:change-start text:change-id="ct98257696"/>existing tools that they are familiar with. A worst-case scenario would be if every manufacturer has to implement and release separate tools for updating their nodes (for all possible host operating systems), and the user having <text:change-end text:change-id="ct98257696"/><text:change-start text:change-id="ct99081728"/>to acquire and learn using <text:change-end text:change-id="ct99081728"/><text:change-start text:change-id="ct100606704"/>all these new tools; and every manufacturer having to go to the effort to implement, deploy and support them across a wide variety of environments.<text:change-end text:change-id="ct100606704"/><text:change-start text:change-id="ct101748496"/></text:p>
        </text:list-item>
        <text:list-item>
          <text:p text:style-name="P45">The node should be able to check and validate the firmware being downloaded<text:change-end text:change-id="ct101748496"/><text:change-start text:change-id="ct103177584"/>. The exact detail and strength of this validation <text:change-end text:change-id="ct103177584"/><text:change-start text:change-id="ct104663712"/>shall be left at the discretion of the manufacturer and cannot be dictated by the standard. Most manufacturers will want to check at least the compatibility of the new firmware with the particular node<text:change-end text:change-id="ct104663712"/><text:change-start text:change-id="ct105011200"/> hardware, but some may want to have significantly stronger form of security, including using strong cryptography to avoid reverse engineering or modifying the firmware<text:change-end text:change-id="ct105011200"/><text:change-start text:change-id="ct107545120"/> being downloaded.<text:change-end text:change-id="ct107545120"/><text:change-start text:change-id="ct108991824"/></text:p>
        </text:list-item>
        <text:list-item>
          <text:p text:style-name="P46">The firmware up<text:change-end text:change-id="ct108991824"/><text:change-start text:change-id="ct109752816"/>date process should be user-friendly and should happen through the OpenLCB bus; preferably without the need to physically access the node. Since the node may be mounted in a hard-to-ac<text:change-end text:change-id="ct109752816"/><text:change-start text:change-id="ct110702656"/>cess location under the layout, but the network browsing tools have sufficient information to locate and identify the node using standard OpenLCB <text:soft-page-break/>protocols, the end-user has full ability to target and select the specific node that they want to update.<text:change-end text:change-id="ct110702656"/><text:change-start text:change-id="ct102288464"/></text:p>
        </text:list-item>
      </text:list>
      <text:p text:style-name="P47"><text:change-end text:change-id="ct102288464"/><text:change-start text:change-id="ct112419200"/>The most important requirement is that of <text:span text:style-name="T28">safety</text:span><text:span text:style-name="T29">, </text:span><text:span text:style-name="T11">i.e., the user should not be able to brick the node while attempting an update. This is very difficult to achieve, because the update proce</text:span><text:change-end text:change-id="ct112419200"/><text:change-start text:change-id="ct110194976"/><text:span text:style-name="T11">ss will inherently modify the node's program. A protocol error (aka implementation bug or incompatibility), or everyday events such as loss of power or network connectivity </text:span><text:change-end text:change-id="ct110194976"/><text:change-start text:change-id="ct113124704"/><text:span text:style-name="T11">during the update process will likely leave the Target Node with a corrupted firmware, a situation from which it is notoriously hard to recover.</text:span></text:p>
      <text:p text:style-name="P47"><text:span text:style-name="T11">The o</text:span><text:change-end text:change-id="ct113124704"/><text:change-start text:change-id="ct116110944"/><text:span text:style-name="T11">nly reasonable way to recover from a corrupted firmware is to employ a </text:span><text:span text:style-name="T18">double-firmware</text:span><text:span text:style-name="T11"> approach, where the node is shipped with two firmwares, </text:span><text:span text:style-name="T12">one that is </text:span><text:span text:style-name="T11">updateable for regular operation</text:span><text:span text:style-name="T12"> (Primary firmware)</text:span><text:span text:style-name="T11">, and another whos</text:span><text:change-end text:change-id="ct116110944"/><text:change-start text:change-id="ct116437264"/><text:span text:style-name="T11">e </text:span><text:span text:style-name="T12">sole</text:span><text:span text:style-name="T11"> purpose is to update the </text:span><text:span text:style-name="T15">Main </text:span><text:span text:style-name="T11">firmware </text:span><text:span text:style-name="T12">(aka Bootloader </text:span><text:span text:style-name="T15">firmware</text:span><text:span text:style-name="T12">)</text:span><text:span text:style-name="T11">. </text:span><text:span text:style-name="T13">Of the two firmwares the node would typically start up with control being held by the Bootloader firmware, which checks </text:span><text:span text:style-name="T12">that the </text:span><text:span text:style-name="T13">Main</text:span><text:span text:style-name="T12"> firmware is correct, matches the hardware, and not corrupted </text:span><text:span text:style-name="T13">before yielding control to it. </text:span><text:span text:style-name="T14">If any of these checks fail, the Bootloader firmware takes control and starts up the node, participating in the bus activity only as far as necessary to receive the correct firmware data file.</text:span></text:p>
      <text:p text:style-name="P48"><text:change-end text:change-id="ct116437264"/><text:change-start text:change-id="ct90036928"/><text:span text:style-name="T11">The obvious drawback </text:span><text:change-end text:change-id="ct90036928"/><text:change-start text:change-id="ct119946640"/><text:span text:style-name="T11">of the double firmware approach is the size and cost associated with the secondary firmware</text:span><text:change-end text:change-id="ct119946640"/><text:change-start text:change-id="ct122604288"/><text:span text:style-name="T11">. A minimalistic Bootloader firmware can however be implemented in 5-8 kbytes of </text:span><text:span text:style-name="T16">program space</text:span><text:span text:style-name="T11">, which </text:span><text:change-end text:change-id="ct122604288"/><text:change-start text:change-id="ct123824432"/><text:span text:style-name="T11">will not add a prohibitive cost to </text:span><text:span text:style-name="T15">the node hardware </text:span><text:change-end text:change-id="ct123824432"/><text:change-start text:change-id="ct124042112"/><text:span text:style-name="T15">on top of the regular firmware, which is expected to be 64-128 kbytes in size.</text:span><text:change-end text:change-id="ct124042112"/><text:change-start text:change-id="ct126816256"/></text:p>
      <text:p text:style-name="P1"><text:span text:style-name="T15">D</text:span><text:span text:style-name="T17">espite the above recomme</text:span><text:change-end text:change-id="ct126816256"/><text:change-start text:change-id="ct125631712"/><text:span text:style-name="T17">ndation, the actual firmware upgrade protocol described in the standard is agnostic to the actual implementation, therefore it is the manufacturer's choice whether they implement the firmware upgrade process with double firmware, or some other method.</text:span><text:change-end text:change-id="ct125631712"/><text:change text:change-id="ct125904384"/><text:change text:change-id="ct86202288"/><text:change-start text:change-id="ct86286464"/></text:p>
      <text:h text:style-name="P74" text:outline-level="2"><text:change-end text:change-id="ct86286464"/><text:change-start text:change-id="ct85863424"/>Served Use Cases</text:h>
      <text:p text:style-name="P1"><text:span text:style-name="T31">The user checks the manufacturer's web-site and finds that an updated firmware is available. The user downloads a binary file from the manufacturer containing the new version. Then the user launches the Configuration Tool, selects the particular node in the network browser that she wants to update, and selects the Firmware Update option in the user interface of the CT. She points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span><text:change-end text:change-id="ct85863424"/><text:change-start text:change-id="ct129443296"/></text:p>
      <text:h text:style-name="Heading_20_2" text:outline-level="2"><text:change-end text:change-id="ct129443296"/><text:change-start text:change-id="ct128784320"/>Unserved Use Cases<text:change-end text:change-id="ct128784320"/><text:change-start text:change-id="ct128764608"/></text:h>
      <text:p text:style-name="P50">This protocol does not solve the problem of discovering what hardware node requires which firmware, and does not help the user to locate and acquire the new firmware data file for any given node. There is no check for validity or correctness of the firmware data file (that is left to the node developer<text:change-end text:change-id="ct128764608"/><text:change-start text:change-id="ct133841568"/>).</text:p>
      <text:p text:style-name="P50">There is no inherent protocol support for bulk updating many nodes at once.<text:change-end text:change-id="ct133841568"/><text:change-start text:change-id="ct137408656"/> Even though the data transfer could be observed by many nodes participating on the bus (especially if a <text:span text:style-name="T32">shared physical media</text:span> <text:span text:style-name="T32">bus, such as CAN is used</text:span><text:change-end text:change-id="ct137408656"/><text:change-start text:change-id="ct138363056"/><text:span text:style-name="T32">), the complexity involved in multicast transfers heavily outweigh the benefits of updating many nodes at once. The firmware update process is defines do that it is possible to perform without user interaction, </text:span><text:change-end text:change-id="ct138363056"/><text:change-start text:change-id="ct137947760"/><text:span text:style-name="T32">directly through the bus, so it is easily scriptable. If there will be a high demand for bulk updating many nodes, then the common CT software packages will offer a </text:span><text:soft-page-break/><text:span text:style-name="T32">feature for updating many nodes sequentially (or in parallel) without the user being present at the terminal.</text:span><text:change-end text:change-id="ct137947760"/><text:change-start text:change-id="ct140452128"/></text:p>
      <text:p text:style-name="P51">The <text:change-end text:change-id="ct140452128"/><text:change-start text:change-id="ct42298656"/>Firmware Upgrade standard also does not define what happens with the configuration data during and after the update. The CT does <text:span text:style-name="T33">n</text:span>ot have a responsibility to translate or update the configuration memory contents in case of an incompatibilit<text:change-end text:change-id="ct42298656"/><text:change-start text:change-id="ct143900880"/>y between the old and the new firmware. The firmware <text:change-end text:change-id="ct143900880"/><text:change-start text:change-id="ct144826144"/><text:span text:style-name="T33">(either the Primary or the Bootloader) is expected to perform reinitialization or migration of the configuration memory contents as required. </text:span><text:change-end text:change-id="ct144826144"/><text:change-start text:change-id="ct145265952"/><text:span text:style-name="T33">The reason for this decision is that such a translation would be very difficult </text:span><text:change-end text:change-id="ct145265952"/><text:change-start text:change-id="ct144707648"/><text:span text:style-name="T33">to spe</text:span><text:change-end text:change-id="ct144707648"/><text:change-start text:change-id="ct145536832"/><text:span text:style-name="T33">cify and could easily lead to feature bloat or a Turing-complete language interpreter being required to be present in all CT software packages, which we deem an unnecessary complexity.</text:span><text:change-end text:change-id="ct145536832"/></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change-start text:change-id="ct147229376"/><text:span text:style-name="T35">s</text:span><text:change-end text:change-id="ct147229376"/> and Context<text:change-start text:change-id="ct200302368"/></text:h>
      <text:p text:style-name="P3"><text:change-end text:change-id="ct200302368"/><text:change text:change-id="ct147281120"/><text:change text:change-id="ct71670080"/><text:change text:change-id="ct147068688"/><text:change-start text:change-id="ct191327840"/>There is no additional commentary to this section.<text:change-end text:change-id="ct191327840"/><text:change-start text:change-id="ct72102528"/></text:p>
      <text:h text:style-name="Heading_20_2" text:outline-level="2">Message Formats<text:change-end text:change-id="ct72102528"/><text:change-start text:change-id="ct201027552"/></text:h>
      <text:p text:style-name="P3"><text:change-end text:change-id="ct201027552"/><text:change text:change-id="ct136852992"/><text:change text:change-id="ct146941440"/><text:change-start text:change-id="ct200815904"/>There is no additional commentary to this section.<text:change-end text:change-id="ct200815904"/><text:change-start text:change-id="ct71666992"/></text:p>
      <text:h text:style-name="Heading_20_2" text:outline-level="2">States<text:change-end text:change-id="ct71666992"/><text:change-start text:change-id="ct199732352"/></text:h>
      <text:p text:style-name="P3"><text:change-end text:change-id="ct199732352"/><text:change text:change-id="ct146356496"/><text:change-start text:change-id="ct198962272"/>There is no additional commentary to this section.<text:change-end text:change-id="ct198962272"/><text:change-start text:change-id="ct147564624"/></text:p>
      <text:h text:style-name="Heading_20_2" text:outline-level="2">Interactions</text:h>
      <text:h text:style-name="P75" text:outline-level="3"><text:change-end text:change-id="ct147564624"/><text:change-start text:change-id="ct72377408"/>Definitions</text:h>
      <text:p text:style-name="P21">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21">There are interesting alternative approaches to the role of the Configuration Tool.</text:p>
      <text:list xml:id="list4433269191925076468" text:style-name="L4">
        <text:list-item>
          <text:p text:style-name="P30"><text:span text:style-name="T8">For example a smart throttle may receive the firmware data file using a USB memory stick plugged into a USB port, and use the user interface of the throttle to select </text:span><text:span text:style-name="T9">the</text:span><text:span text:style-name="T8">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31"><text:soft-page-break/>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31">Such an automatic firmware update mechanism may also be implemented in a smart throttle (or any other node with sufficient storage) provided by the given manufacturer, if the manufacturer deploys it with the necessary node firmware files.</text:p>
        </text:list-item>
      </text:list>
      <text:h text:style-name="P76" text:outline-level="3"><text:change-end text:change-id="ct72377408"/><text:change-start text:change-id="ct72084176"/>State transitions</text:h>
      <text:p text:style-name="P22">The two states of the node (Bootloader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Bootloader and Operational states forces the node to emit a Node Initialization Complete message.</text:p>
      <text:p text:style-name="P4">A node that is in Bootloader state will appear as inoperational to the customer. Therefore it is important that a node does not accidentally enter this state. In all normal conditions the node shall be in Operating state. <text:span text:style-name="T20">Normal</text:span> condition<text:span text:style-name="T20">s</text:span> <text:span text:style-name="T20">include </text:span>power-cycling the node, and thus the node must reach Operating state upon powering up.</text:p>
      <text:p text:style-name="P4">The exceptions are granted for two purposes:</text:p>
      <text:list xml:id="list784866852207716755" text:style-name="L5">
        <text:list-item>
          <text:p text:style-name="P32">If the node has its production firmware missing or corrupted, then reaching an <text:span text:style-name="T20">O</text:span>perating state is likely impossible. The node may detect this upon power up and start in Bootloader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6">Anot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Bootloader mode, expecting the user to contact the manufacturer and supply a working firmware using the firmware update method.</text:span></text:p>
        </text:list-item>
        <text:list-item>
          <text:p text:style-name="P32">The customer should be able to physically force booting the hardware into Bootloader state. In case the production firmware is misbehaving to the extent that entering Bootloader state using a Configuration Tool is impossible (e.g. due to a bug in the operating software), this option gives the user a physical recovery mechanism. While not really convenient, as physical access to the node is required, it still allows the user to recover “bricked” hardware nodes, so long as the firmware needed for Bootloader state is intact. <text:span text:style-name="T7">It is not required by this standard for the node to come with a hardware switch, if the manufacturer decides that this option is not necessary for their hardware.</text:span></text:p>
        </text:list-item>
      </text:list>
      <text:p text:style-name="P4"><text:change-end text:change-id="ct72084176"/><text:change text:change-id="ct72086112"/><text:change text:change-id="ct72085920"/><text:change-start text:change-id="ct72083008"/>The remaining state transitions describe how a Configurati<text:change-end text:change-id="ct72083008"/><text:change-start text:change-id="ct72083200"/>on Tool may request a node to change to a specific state. Note that the user may also perform these transitions without a <text:span text:style-name="T23">CT</text:span>: to transition from <text:soft-page-break/>Bootloader state to Operating state it is enough to power cycle the node, and to transition into Bootloader state, the user may <text:change-end text:change-id="ct72083200"/><text:change-start text:change-id="ct72083392"/><text:span text:style-name="T6">use the hardware switch while power cycling the node.</text:span><text:change-end text:change-id="ct72083392"/><text:change-start text:change-id="ct72416768"/></text:p>
      <text:p text:style-name="P24">It is important that the CT has no real means to detect whether a given node is in Bootloader state or in Operating state. Therefore the state transition is defined in a way that it is legal to request transition to Bootloader<text:change-end text:change-id="ct72416768"/><text:change-start text:change-id="ct72416960"/> state even if the node is already in Bootloader state, and the CT will receive the same reply to it.<text:change-end text:change-id="ct72416960"/><text:change-start text:change-id="ct72756720"/></text:p>
      <text:h text:style-name="P77" text:outline-level="3">Data Transfer</text:h>
      <text:p text:style-name="P24"><text:change-end text:change-id="ct72756720"/><text:change-start text:change-id="ct72083584"/>The data transfer is defined as sending a file as-is from the manufacturer to the node. The file must be sent binary-accurately.<text:change-end text:change-id="ct72083584"/><text:change-start text:change-id="ct72182336"/> This allows maximum freedom to the manufacturer in defining the format and contents of the file, <text:span text:style-name="T24">while also keeps the standard and the CT implementation complexity at a minimum.</text:span><text:change-end text:change-id="ct72182336"/><text:change-start text:change-id="ct72417152"/><text:span text:style-name="T24"> More disc</text:span><text:change-end text:change-id="ct72417152"/><text:change-start text:change-id="ct71521536"/><text:span text:style-name="T24">ussion about the file format is at Section </text:span><text:span text:style-name="T24"><text:bookmark-ref text:reference-format="number" text:ref-name="__RefHeading__7640_1534110011">3.1</text:bookmark-ref></text:span><text:span text:style-name="T24">. </text:span><text:change-end text:change-id="ct71521536"/><text:change-start text:change-id="ct71759840"/><text:span text:style-name="T24">The transfer is also required to start at offset zero, because the offsets are not required to match any physical hardware address in the Target Node </text:span><text:span text:style-name="T10">–</text:span><text:span text:style-name="T24"> most </text:span><text:change-end text:change-id="ct71759840"/><text:change-start text:change-id="ct71760032"/><text:span text:style-name="T24">manufacturers would want to prefix the binary data with at least a header to check if the firmware is intended for the given hardware it is being downloaded to. Making offset translation is not a significant complexity in the</text:span><text:change-end text:change-id="ct71760032"/><text:change-start text:change-id="ct71762400"/><text:span text:style-name="T24"> bootloader implementation.</text:span></text:p>
      <text:p text:style-name="P25">Such a header may cause the Target Node to reject the payload being transmitted, and the Stream protocol allows this. The target node has to return a Stream Data Abort message to the CT, <text:change-end text:change-id="ct71762400"/><text:change-start text:change-id="ct72357328"/>supplying an error code for the failure. The Standard lists a few error codes in Section [Allocations] that may be used to denote common problems. Of course a<text:change-end text:change-id="ct72357328"/><text:change-start text:change-id="ct71764688"/>ll other standardized error codes may be used, including the general Permanent Error (0x1000) or Temporary Error (0x2000), albeit these may not be very helpful for the end-user.<text:change-end text:change-id="ct71764688"/><text:change-start text:change-id="ct72498960"/></text:p>
      <text:p text:style-name="P25">If the transfer was aborted, it is possible that the Target Node has an incomplete firmware. <text:change-end text:change-id="ct72498960"/><text:change-start text:change-id="ct72467376"/>In such a case the node may be inoperational, but it shall not be destroyed permanent<text:change-end text:change-id="ct72467376"/><text:change-start text:change-id="ct72468080"/>ly, even in case of a power loss. Upon power-up the bootloader firmware shall detect that the main firmware is corrupted, and start up in Bootloader state.<text:change-end text:change-id="ct72468080"/></text:p>
      <text:h text:style-name="Heading_20_1" text:outline-level="1"><text:change-start text:change-id="ct72467664"/>Background<text:change-end text:change-id="ct72467664"/><text:change text:change-id="ct72370256"/><text:change text:change-id="ct268710320"/><text:change text:change-id="ct72482816"/><text:change-start text:change-id="ct72526320"/></text:h>
      <text:h text:style-name="P72" text:outline-level="2"><text:bookmark-start text:name="__RefHeading__7640_1534110011"/>Payload content format<text:bookmark-end text:name="__RefHeading__7640_1534110011"/></text:h>
      <text:p text:style-name="P52"><text:change-end text:change-id="ct72526320"/><text:change-start text:change-id="ct150350944"/>The Firmware Upgrade Standard purposefully does not specify anything about the format and contents of the firmware data file. <text:span text:style-name="T36">It is fully up to the manufacturer how the data contents are defined. The only requirement from the protocol is that the bytes be transferred unmodified to the node in Bootloader state.</text:span></text:p>
      <text:p text:style-name="P52"><text:span text:style-name="T36">Simple implementations may just supply a stream of bytes to be written to the non-volatile memory of the node. Other implementations may add a header describing the hardware name and version with 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36"><text:note text:id="ftn0" text:note-class="footnote"><text:note-citation>1</text:note-citation><text:note-body><text:p text:style-name="P91"><text:change-start text:change-id="ct158526592"/>For example it is valid to have a HEX file be the firmware upgrade data file; the interpretation o<text:change-end text:change-id="ct158526592"/><text:change-start text:change-id="ct157843456"/>f the HEX file contents would be up to the receiving node (<text:span text:style-name="T19">i.e.</text:span> the Bootloader firmware). This is not particularly efficient use of bus bandwidth (<text:span text:style-name="T19">since we are transferring 4 bits per byte)</text:span>, but certainly a valid implementation of the standard.<text:change-end text:change-id="ct157843456"/></text:p></text:note-body></text:note></text:span><text:span text:style-name="T36">. It is also possible to encode a configuration memory update script inside the </text:span><text:soft-page-break/><text:span text:style-name="T36">firmware upgrade file, if the manufacturer so chooses, and supplies the respective Bootloader with the necessary interpreter.</text:span></text:p>
      <text:p text:style-name="P53">We describe two interesting options, one for its simplicity and another for its security <text:span text:style-name="T38">properties.</text:span></text:p>
      <text:list xml:id="list2148441869358757426" text:style-name="L10">
        <text:list-item>
          <text:p text:style-name="P54">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37">present within the first writable block of the firmware file,</text:span> contains a magic code that identifies the <text:span text:style-name="T37">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55">In the secure option the data bytes are encompassed in a lightweight framing format. Each frame is of the size that can be held in RAM by the node in Bootloader state. The frames are suffixed with a cryptographically secure hash that the node in Bootloader state verifies before writin<text:span text:style-name="T38">g the specific block of data to non-volatile storage. It is also possible to use encryption on the frames, with the Bootloader firmware containing the necessary decryption keys.<text:line-break/><text:line-break/>Using this method the manufacturer can ensure that the firmware that gets loaded into their node is authentic and is originating from themselves. This might be important if for example different boards with different pricing are based on the same hardware but a different firmware to achieve a richer feature set.</text:span><text:change-end text:change-id="ct150350944"/><text:change-start text:change-id="ct270420800"/></text:p>
        </text:list-item>
      </text:list>
      <text:h text:style-name="P71" text:outline-level="2">Alternatives considered</text:h>
      <text:h text:style-name="P78" text:outline-level="3">Using Datagram-based Memory Configuration writes</text:h>
      <text:p text:style-name="P62">A valid standards-compliant alternative is to perform the data transfer using datagram-based writes of the Memory Configuration protocol.</text:p>
      <text:p text:style-name="P62">Datagrams are meant for short data transfers. Based on the global guidelines, if the data to be transferred is more than about 1 KB, streams should be used. Streams perform better buffer management, and require significantly fewer round-trips than datagrams. For each 64 bytes written by the Memory Configuration protocol Write command, the following messages need to be transferred over CAN:</text:p>
      <text:list xml:id="list5023909340069153801" text:style-name="L6">
        <text:list-item>
          <text:p text:style-name="P67">&gt; Write request, 8 bytes header</text:p>
        </text:list-item>
        <text:list-item>
          <text:p text:style-name="P66">&gt; Write request, 64 bytes data</text:p>
        </text:list-item>
        <text:list-item>
          <text:p text:style-name="P66">&lt; Datagram received OK, reply pending</text:p>
        </text:list-item>
        <text:list-item>
          <text:p text:style-name="P66">&lt; Write response OK</text:p>
        </text:list-item>
        <text:list-item>
          <text:p text:style-name="P66"><text:soft-page-break/>&gt; Datagram received OK</text:p>
        </text:list-item>
      </text:list>
      <text:p text:style-name="P63">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64">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64">An undoubted benefit to the datagram-based transfer is that the Datagram Transport is already an adopted standard, whereas Stream Transport is still in draft.</text:p>
      <text:p text:style-name="P41">The amount of additional code required in the bootloader for the stream implementation is not significant, since it can replace the need for support of segmented datagram packets.</text:p>
      <text:h text:style-name="P80" text:outline-level="3">Using a directly initiated stream</text:h>
      <text:p text:style-name="P41">It would be possible to eliminate the Memory Configuration protocol from the bootloading process, and allow the Data Transfer to start directly with the Stream Initiate command from the CT to the Target Node.</text:p>
      <text:p text:style-name="P35">The stream content could be identified by a specific stream content UID that is reserved for the Firmware Upgrade protocol.</text:p>
      <text:p text:style-name="P35">The benefit of this implementation is that less code would be needed in the bootloader firmware. This is questionable though, since the Reboot command would still have to be implemented in the Target Node even in Bootloader state in order to facilitate the state transition back to Operating state. Defining a custom message for reboot request would create unwanted parallelism in the OpenLCB protocol stack.</text:p>
      <text:h text:style-name="P80" text:outline-level="3">Using custom protocol instead of Memory Configuration</text:h>
      <text:p text:style-name="P41">It would be possible to define custom messages for carrying bootloader data. </text:p>
      <text:p text:style-name="P35">The benefit would be a potentially simpler implementation of the protocol, thus the Bootloader code being smaller.</text:p>
      <text:p text:style-name="P41"><text:span text:style-name="T21">However, this messaging protocol would face the exact same requirements and challenges as the Stream protocol, therefore the most likely best solution would be exactly the same. Also, addressed messages on the CAN bus have a payload efficiency of 6 bytes/message, while streams have 7 bytes/message. A custom datagram-based protocol would achieve higher bus efficiency, but at the expense of fully implementing the datagram segmentation in the bootloader, which costs more code space than stream reception.</text:span></text:p>
      <text:p text:style-name="P35">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82" text:outline-level="3">Using non-OpenLCB messages</text:h>
      <text:p text:style-name="P35">The physical bus can carry other messages than OpenLCB. These messages, however, cannot be routed through OpenLCB gateways, thus there is no standard method of ensuring that the Configuration Tool, <text:soft-page-break/>which may be on a different bus segment (including even a different part of the world, in case of some use-cases mentioned earlier) can reach the node that is switched to <text:span text:style-name="T43">B</text:span>ootloader mode.</text:p>
      <text:p text:style-name="P35"><text:span text:style-name="T22">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span></text:p>
      <text:h text:style-name="P84" text:outline-level="3">Using a different bus</text:h>
      <text:p text:style-name="P58">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39">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85" text:outline-level="3">Structured payload content</text:h>
      <text:p text:style-name="P57">Please read Section <text:bookmark-ref text:reference-format="number" text:ref-name="__RefHeading__7640_1534110011">3.1</text:bookmark-ref> (<text:bookmark-ref text:reference-format="text" text:ref-name="__RefHeading__7640_1534110011">Payload content format</text:bookmark-ref>) before reading this section.</text:p>
      <text:p text:style-name="P57">An important alternative to consider is to have the firmware file be supplied in a structured file format, and require the CT to implement the parser of this file format, executing a series of operations on the Target Node as part of the firmware upgrade process.</text:p>
      <text:p text:style-name="P57">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57">A <text:span text:style-name="T41">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41">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57">The drawback of this approach is that a single file format needs to be agreed upon, and all CT implementations will require code to interpret this file format. There are numerous different, similarly looking but incompatible HEX file formats for example. There would also be a pressure of adding extra features (such as sending checksums ahead of time, sending hardware detection information ahead of time, etc) which would also increase the complexity of the CT. With an opaque binary payload all of these features are the freedom and responsibility of the hardware manufacturer, the CT remains simple and it is easy to support all possible nodes.</text:p>
      <text:p text:style-name="P59"><text:soft-page-break/>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40"> </text:span><text:span text:style-name="T40"><text:bookmark-ref text:reference-format="number" text:ref-name="__RefHeading__7640_1534110011">3.1</text:bookmark-ref></text:span><text:span text:style-name="T40">.</text:span><text:change-end text:change-id="ct270420800"/></text:p>
      <text:h text:style-name="P6" text:outline-level="1"><text:change text:change-id="ct72485584"/><text:change-start text:change-id="ct72457296"/>Detailed interaction flow</text:h>
      <text:p text:style-name="P7">This section describes the exact flow of packets between the Configuration <text:change-end text:change-id="ct72457296"/><text:change-start text:change-id="ct72923792"/>Tool and the Target Node. Each message is printed formatted for CAN-bus in GridConnect format for brevity, albeit the protocol is not CAN-specific.</text:p>
      <text:p text:style-name="P7">Legend: </text:p>
      <text:list xml:id="list1774119513039274526" text:style-name="L7">
        <text:list-item>
          <text:p text:style-name="P36">&gt; packet: data sent from the CT to the Target Node</text:p>
        </text:list-item>
        <text:list-item>
          <text:p text:style-name="P36">&lt; packet: data sent from the Target Node to CT.</text:p>
        </text:list-item>
        <text:list-item>
          <text:p text:style-name="P36">The Target Node will have alias 0x<text:span text:style-name="T44">4</text:span>AA on the bus, <text:span text:style-name="T44">full node id of 1A.2A.3A.4A.5A.6A</text:span></text:p>
        </text:list-item>
        <text:list-item>
          <text:p text:style-name="P36">The CT node will have alias 0x<text:span text:style-name="T44">3</text:span>CC on the bus.</text:p>
        </text:list-item>
      </text:list>
      <table:table table:name="Table2" table:style-name="Table2">
        <table:table-column table:style-name="Table2.A"/>
        <table:table-column table:style-name="Table2.B"/>
        <table:table-row>
          <table:table-cell table:style-name="Table2.A1" office:value-type="string">
            <text:p text:style-name="P29"><text:span text:style-name="T26">&gt; </text:span>:<text:span text:style-name="T25">X1A4AA3CCN20AB;</text:span></text:p>
          </table:table-cell>
          <table:table-cell table:style-name="Table2.B1" office:value-type="string">
            <text:p text:style-name="P92">Memory Config datagram: Enter Bootloader</text:p>
          </table:table-cell>
        </table:table-row>
        <table:table-row>
          <table:table-cell table:style-name="Table2.A2" office:value-type="string">
            <text:p text:style-name="P94">&lt; :X19A284AAN03CC00;</text:p>
          </table:table-cell>
          <table:table-cell table:style-name="Table2.B2" office:value-type="string">
            <text:p text:style-name="P92">Datagram received OK. This message may be omitted.</text:p>
          </table:table-cell>
        </table:table-row>
        <table:table-row>
          <table:table-cell table:style-name="Table2.A2" office:value-type="string">
            <text:p text:style-name="P94">&lt; :X17<text:span text:style-name="T45">1A24AAN; ...</text:span></text:p>
          </table:table-cell>
          <table:table-cell table:style-name="Table2.B2" office:value-type="string">
            <text:p text:style-name="P97">There may be some alias allocation packets here.</text:p>
          </table:table-cell>
        </table:table-row>
        <table:table-row>
          <table:table-cell table:style-name="Table2.A2" office:value-type="string">
            <text:p text:style-name="P94">&lt; :X191004AAN1A2A3A4A5A6A;</text:p>
          </table:table-cell>
          <table:table-cell table:style-name="Table2.B2" office:value-type="string">
            <text:p text:style-name="P92">Node initialization complete.</text:p>
          </table:table-cell>
        </table:table-row>
        <table:table-row>
          <table:table-cell table:style-name="Table2.A2" office:value-type="string">
            <text:p text:style-name="P95">&gt; :<text:span text:style-name="T45">X1B4AA3CCN202000000000EF;<text:line-break/></text:span>&gt; :<text:span text:style-name="T45">X1D4AA3CCNFF55;</text:span></text:p>
          </table:table-cell>
          <table:table-cell table:style-name="Table2.B2" office:value-type="string">
            <text:p text:style-name="P98">Memory Config datagram: Stream write to space EF, offset 0, source stream id 55.</text:p>
          </table:table-cell>
        </table:table-row>
        <table:table-row>
          <table:table-cell table:style-name="Table2.A2" office:value-type="string">
            <text:p text:style-name="P95">&lt; :X19A284AAN03CC<text:span text:style-name="T46">8</text:span>0;</text:p>
          </table:table-cell>
          <table:table-cell table:style-name="Table2.B2" office:value-type="string">
            <text:p text:style-name="P93">Datagram received OK. <text:span text:style-name="T46">Reply pending.</text:span></text:p>
          </table:table-cell>
        </table:table-row>
        <table:table-row>
          <table:table-cell table:style-name="Table2.A2" office:value-type="string">
            <text:p text:style-name="P96">TODO: finish writeup here</text:p>
          </table:table-cell>
          <table:table-cell table:style-name="Table2.B2" office:value-type="string">
            <text:p text:style-name="Table_20_Contents"/>
          </table:table-cell>
        </table:table-row>
        <table:table-row>
          <table:table-cell table:style-name="Table2.A2" office:value-type="string">
            <text:p text:style-name="P96">&gt;</text:p>
          </table:table-cell>
          <table:table-cell table:style-name="Table2.B2" office:value-type="string">
            <text:p text:style-name="P99">Stream initiate request</text:p>
          </table:table-cell>
        </table:table-row>
        <table:table-row>
          <table:table-cell table:style-name="Table2.A2" office:value-type="string">
            <text:p text:style-name="P96">&lt;</text:p>
          </table:table-cell>
          <table:table-cell table:style-name="Table2.B2" office:value-type="string">
            <text:p text:style-name="P99">Stream initiate reply</text:p>
          </table:table-cell>
        </table:table-row>
        <table:table-row>
          <table:table-cell table:style-name="Table2.A2" office:value-type="string">
            <text:p text:style-name="P96">&gt;</text:p>
          </table:table-cell>
          <table:table-cell table:style-name="Table2.B2" office:value-type="string">
            <text:p text:style-name="P99">Stream data</text:p>
          </table:table-cell>
        </table:table-row>
        <table:table-row>
          <table:table-cell table:style-name="Table2.A2" office:value-type="string">
            <text:p text:style-name="P96">&lt;</text:p>
          </table:table-cell>
          <table:table-cell table:style-name="Table2.B2" office:value-type="string">
            <text:p text:style-name="P99">Stream continue</text:p>
          </table:table-cell>
        </table:table-row>
        <table:table-row>
          <table:table-cell table:style-name="Table2.A2" office:value-type="string">
            <text:p text:style-name="P96">&gt;</text:p>
          </table:table-cell>
          <table:table-cell table:style-name="Table2.B2" office:value-type="string">
            <text:p text:style-name="P99">Stream close</text:p>
          </table:table-cell>
        </table:table-row>
        <table:table-row>
          <table:table-cell table:style-name="Table2.A2" office:value-type="string">
            <text:p text:style-name="P96">&lt;</text:p>
          </table:table-cell>
          <table:table-cell table:style-name="Table2.B2" office:value-type="string">
            <text:p text:style-name="P99">Memory config write complete</text:p>
          </table:table-cell>
        </table:table-row>
        <text:soft-page-break/>
        <table:table-row>
          <table:table-cell table:style-name="Table2.A2" office:value-type="string">
            <text:p text:style-name="P96">&gt;</text:p>
          </table:table-cell>
          <table:table-cell table:style-name="Table2.B2" office:value-type="string">
            <text:p text:style-name="P99">Memory config reboot</text:p>
          </table:table-cell>
        </table:table-row>
        <table:table-row>
          <table:table-cell table:style-name="Table2.A2" office:value-type="string">
            <text:p text:style-name="P29"/>
          </table:table-cell>
          <table:table-cell table:style-name="Table2.B2" office:value-type="string">
            <text:p text:style-name="Table_20_Contents"/>
          </table:table-cell>
        </table:table-row>
      </table:table>
      <text:p text:style-name="P7"/>
      <text:p text:style-name="P10"><text:change-end text:change-id="ct72923792"/><text:change text:change-id="ct200524992"/><text:change-start text:change-id="ct71714112"/></text:p>
      <text:p text:style-name="P28"><text:change-end text:change-id="ct717141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0"><text:s/>1 Introduction<text:tab/>1</text:p>
          <text:p text:style-name="P101"><text:s/>1.1 Served Use Cases<text:tab/>2</text:p>
          <text:p text:style-name="P101"><text:s/>1.2 Unserved Use Cases<text:tab/>2</text:p>
          <text:p text:style-name="P100"><text:s/>2 Annotations to the Standard<text:tab/>3</text:p>
          <text:p text:style-name="P101"><text:s/>2.1 Introduction<text:tab/>3</text:p>
          <text:p text:style-name="P101"><text:s/>2.2 Intended Use<text:tab/>3</text:p>
          <text:p text:style-name="P101"><text:s/>2.3 References and Context<text:tab/>3</text:p>
          <text:p text:style-name="P101"><text:s/>2.4 Message Formats<text:tab/>3</text:p>
          <text:p text:style-name="P101"><text:s/>2.5 States<text:tab/>3</text:p>
          <text:p text:style-name="P101"><text:s/>2.6 Interactions<text:tab/>3</text:p>
          <text:p text:style-name="P102"><text:s/>2.6.1 Definitions<text:tab/>3</text:p>
          <text:p text:style-name="P102"><text:s/>2.6.2 State transitions<text:tab/>4</text:p>
          <text:p text:style-name="P102"><text:s/>2.6.3 Data Transfer<text:tab/>5</text:p>
          <text:p text:style-name="P100"><text:s/>3 Background<text:tab/>5</text:p>
          <text:p text:style-name="P101"><text:s/>3.1 Alternatives considered<text:tab/>5</text:p>
          <text:p text:style-name="P102"><text:s/>3.1.1 Using Datagram-based Memory Configuration writes<text:tab/>5</text:p>
          <text:p text:style-name="P102"><text:s/>3.1.2 Using a directly initiated stream<text:tab/>6</text:p>
          <text:p text:style-name="P102"><text:s/>3.1.3 Using custom protocol instead of Memory Configuration<text:tab/>6</text:p>
          <text:p text:style-name="P102"><text:s/>3.1.4 Using non-OpenLCB messages<text:tab/>6</text:p>
          <text:p text:style-name="P102"><text:s/>3.1.5 Using a different bus<text:tab/>7</text:p>
          <text:p text:style-name="P102"><text:s/>3.1.6 Structured payload content<text:tab/>7</text:p>
          <text:p text:style-name="P101"><text:s/>3.2 Payload content format<text:tab/>7</text:p>
          <text:p text:style-name="P100"><text:s/>4 Detailed interaction flow<text:tab/>8</text:p>
          <text:p text:style-name="P100"><text:s/>5 Subsection Title<text:tab/>9</text:p>
          <text:p text:style-name="P102"><text:s/>5.1.1 Sub-subsection Title<text:tab/>9</text:p>
          <text:p text:style-name="P100"><text:s/>6 Section Title<text:tab/>10</text:p>
        </text:index-body>
      </text:table-of-conten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2a1ab0"/>
    </style:style>
    <style:style style:name="MT3" style:family="text">
      <style:text-properties fo:font-size="8pt" style:font-size-asian="8pt" style:font-size-complex="8pt"/>
    </style:style>
    <style:style style:name="MT4" style:family="text">
      <style:text-properties officeooo:rsid="00094978"/>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tracked-changes>
          <text:changed-region xml:id="ct72850576" text:id="ct72850576">
            <text:deletion>
              <office:change-info>
                <dc:creator>Bob Jacobsen</dc:creator>
                <dc:date>2013-02-15T12:47:00</dc:date>
              </office:change-info>
              <text:p text:style-name="MP1">-CAN</text:p>
            </text:deletion>
          </text:changed-region>
          <text:changed-region xml:id="ct147493648" text:id="ct147493648">
            <text:deletion>
              <office:change-info>
                <dc:creator>Balazs Racz</dc:creator>
                <dc:date>2015-08-17T20:17:00</dc:date>
              </office:change-info>
              <text:p text:style-name="MP1">Praesent Gravida</text:p>
            </text:deletion>
          </text:changed-region>
          <text:changed-region xml:id="ct147353088" text:id="ct147353088">
            <text:insertion>
              <office:change-info>
                <dc:creator>Balazs Racz</dc:creator>
                <dc:date>2015-08-17T20:17:00</dc:date>
              </office:change-info>
            </text:insertion>
          </text:changed-region>
        </text:tracked-changes>
        <text:p text:style-name="MP1"><draw:custom-shape text:anchor-type="char" draw:z-index="1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72850576"/> <text:change text:change-id="ct147493648"/><text:change-start text:change-id="ct147353088"/><text:span text:style-name="MT2">Firmware Upgrade</text:span><text:change-end text:change-id="ct147353088"/> Technical Note</text:p>
      </style:header>
      <style:footer>
        <text:tracked-changes>
          <text:changed-region xml:id="ct72873728" text:id="ct72873728">
            <text:deletion>
              <office:change-info>
                <dc:creator>Bob Jacobsen</dc:creator>
                <dc:date>2012-03-27T10:08:00</dc:date>
              </office:change-info>
              <text:p text:style-name="MP4"><text:span text:style-name="Page_20_Number"><text:span text:style-name="MT3">1</text:span></text:span></text:p>
            </text:deletion>
          </text:changed-region>
          <text:changed-region xml:id="ct72870496" text:id="ct72870496">
            <text:insertion>
              <office:change-info>
                <dc:creator>Bob Jacobsen</dc:creator>
                <dc:date>2013-01-27T11:48:00</dc:date>
              </office:change-info>
            </text:insertion>
          </text:changed-region>
          <text:changed-region xml:id="ct72904272" text:id="ct72904272">
            <text:insertion>
              <office:change-info>
                <dc:creator>Bob Jacobsen</dc:creator>
                <dc:date>2013-04-06T19:14:00</dc:date>
              </office:change-info>
            </text:insertion>
          </text:changed-region>
          <text:changed-region xml:id="ct72876976" text:id="ct72876976">
            <text:deletion>
              <office:change-info>
                <dc:creator>Bob Jacobsen</dc:creator>
                <dc:date>2013-02-06T22:28:00</dc:date>
              </office:change-info>
              <text:p text:style-name="MP4"><text:span text:style-name="Page_20_Number"><text:span text:style-name="MT3"><text:date style:data-style-name="N120" text:date-value="2015-08-18T14:13:35.741742099">8/18/2015</text:date></text:span></text:span></text:p>
            </text:deletion>
          </text:changed-region>
        </text:tracked-changes>
        <text:p text:style-name="MP4"><text:span text:style-name="Page_20_Number"><text:span text:style-name="MT3">Copyright 201</text:span></text:span><text:change text:change-id="ct72873728"/><text:change-start text:change-id="ct72870496"/><text:span text:style-name="Page_20_Number"><text:span text:style-name="MT3">3</text:span></text:span><text:change-end text:change-id="ct72870496"/><text:span text:style-name="Page_20_Number"><text:span text:style-name="MT3">.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1</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change-start text:change-id="ct72904272"/><text:span text:style-name="Page_20_Number"><text:span text:style-name="MT3"><text:date style:data-style-name="N75" text:date-value="2015-08-18T14:13:35.742534818">Aug 18, 2015</text:date></text:span></text:span><text:change-end text:change-id="ct72904272"/><text:change text:change-id="ct72876976"/></text:p>
      </style:footer>
    </style:master-page>
    <style:master-page style:name="First_20_Page" style:display-name="First Page" style:page-layout-name="Mpm2" style:next-style-name="Standard">
      <style:header>
        <text:tracked-changes>
          <text:changed-region xml:id="ct72920576" text:id="ct72920576">
            <text:deletion>
              <office:change-info>
                <dc:creator>Balazs Racz</dc:creator>
                <dc:date>2015-08-08T21:44:00</dc:date>
              </office:change-info>
              <text:p text:style-name="MP8">(title)</text:p>
            </text:deletion>
          </text:changed-region>
          <text:changed-region xml:id="ct72930352" text:id="ct72930352">
            <text:insertion>
              <office:change-info>
                <dc:creator>Balazs Racz</dc:creator>
                <dc:date>2015-08-08T21:44:00</dc:date>
              </office:change-info>
            </text:insertion>
          </text:changed-region>
          <text:changed-region xml:id="ct193900240" text:id="ct193900240">
            <text:deletion>
              <office:change-info>
                <dc:creator>Balazs Racz</dc:creator>
                <dc:date>2015-08-18T03:11:00</dc:date>
              </office:change-info>
              <text:p text:style-name="MP9">Preliminary</text:p>
            </text:deletion>
          </text:changed-region>
          <text:changed-region xml:id="ct191885312" text:id="ct191885312">
            <text:insertion>
              <office:change-info>
                <dc:creator>Balazs Racz</dc:creator>
                <dc:date>2015-08-18T03:11: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text:change text:change-id="ct72920576"/><text:change-start text:change-id="ct72930352"/>Firmware Up<text:span text:style-name="MT4">gr</text:span>a<text:span text:style-name="MT4">d</text:span>e<text:change-end text:change-id="ct7293035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8-18T14:13:35.746780671">Aug 18, 2015</text:date></text:p>
            </table:table-cell>
            <table:table-cell table:style-name="Table1.C1" office:value-type="string">
              <text:p text:style-name="MP9"><text:change text:change-id="ct193900240"/><text:change-start text:change-id="ct191885312"/>Proposal<text:change-end text:change-id="ct191885312"/></text:p>
            </table:table-cell>
          </table:table-row>
        </table:table>
        <text:p text:style-name="Header"/>
      </style:header>
      <style:footer>
        <text:tracked-changes>
          <text:changed-region xml:id="ct72950496" text:id="ct72950496">
            <text:deletion>
              <office:change-info>
                <dc:creator>Bob Jacobsen</dc:creator>
                <dc:date>2012-03-27T10:08:00</dc:date>
              </office:change-info>
              <text:p text:style-name="MP10"><text:span text:style-name="Page_20_Number"><text:span text:style-name="MT3">1</text:span></text:span></text:p>
            </text:deletion>
          </text:changed-region>
          <text:changed-region xml:id="ct72941280" text:id="ct72941280">
            <text:insertion>
              <office:change-info>
                <dc:creator>Bob Jacobsen</dc:creator>
                <dc:date>2013-01-27T11:48:00</dc:date>
              </office:change-info>
            </text:insertion>
          </text:changed-region>
          <text:changed-region xml:id="ct72974928" text:id="ct72974928">
            <text:insertion>
              <office:change-info>
                <dc:creator>Bob Jacobsen</dc:creator>
                <dc:date>2013-04-06T19:14:00</dc:date>
              </office:change-info>
            </text:insertion>
          </text:changed-region>
          <text:changed-region xml:id="ct72979712" text:id="ct72979712">
            <text:deletion>
              <office:change-info>
                <dc:creator>Bob Jacobsen</dc:creator>
                <dc:date>2013-02-06T22:27:00</dc:date>
              </office:change-info>
              <text:p text:style-name="MP10"><text:span text:style-name="Page_20_Number"><text:span text:style-name="MT6"><text:date style:data-style-name="N120" text:date-value="2015-08-18T14:13:35.747863193">8/18/2015</text:date></text:span></text:span></text:p>
            </text:deletion>
          </text:changed-region>
        </text:tracked-changes>
        <text:p text:style-name="MP10"><text:span text:style-name="Page_20_Number"><text:span text:style-name="MT3">Copyright 201</text:span></text:span><text:change text:change-id="ct72950496"/><text:change-start text:change-id="ct72941280"/><text:span text:style-name="Page_20_Number"><text:span text:style-name="MT3">3</text:span></text:span><text:change-end text:change-id="ct72941280"/><text:span text:style-name="Page_20_Number"><text:span text:style-name="MT3">.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1</text:page-count></text:span></text:span><text:span text:style-name="Page_20_Number"><text:span text:style-name="MT6"> - </text:span></text:span><text:change-start text:change-id="ct72974928"/><text:span text:style-name="Page_20_Number"><text:span text:style-name="MT6"><text:date style:data-style-name="N75" text:date-value="2015-08-18T14:13:35.748679800">Aug 18, 2015</text:date></text:span></text:span><text:change-end text:change-id="ct72974928"/><text:change text:change-id="ct72979712"/></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6</meta:editing-cycles>
    <meta:editing-duration>P1DT10H17M53S</meta:editing-duration>
    <meta:generator>LibreOffice/4.2.8.2$Linux_X86_64 LibreOffice_project/420m0$Build-2</meta:generator>
    <dc:date>2015-08-18T14:13:35.663355485</dc:date>
    <dc:creator>Balazs Racz</dc:creator>
    <meta:document-statistic meta:table-count="2" meta:image-count="1" meta:object-count="0" meta:page-count="11" meta:paragraph-count="159" meta:word-count="4564" meta:character-count="28181" meta:non-whitespace-character-count="23742"/>
    <meta:user-defined meta:name="Info 1"/>
    <meta:user-defined meta:name="Info 2"/>
    <meta:user-defined meta:name="Info 3"/>
    <meta:user-defined meta:name="Info 4"/>
  </office:meta>
</office:document-meta>
</file>